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06cm" svg:height="9.004cm" svg:x="11.725cm" svg:y="110.738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79cm" svg:height="9.005cm" svg:x="11.807cm" svg:y="125.16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67cm" svg:height="9.005cm" svg:x="16.194cm" svg:y="149.013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 Sheet1.H331:Sheet1.H331 Sheet1.H332:Sheet1.H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777cm" svg:height="8.999cm" svg:x="11.783cm" svg:y="182.423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.135cm" svg:height="14.238cm" svg:x="31.861cm" svg:y="110.737cm">
            <draw:object draw:notify-on-update-of-ranges="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642129" calcext:value-type="float">
            <text:p>642129</text:p>
          </table:table-cell>
          <table:table-cell office:value-type="float" office:value="66239" calcext:value-type="float">
            <text:p>66239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64" calcext:value-type="float">
            <text:p>213764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8" calcext:value-type="float">
            <text:p>528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64.2129" calcext:value-type="float">
            <text:p>64.2129</text:p>
          </table:table-cell>
          <table:table-cell table:formula="of:=[.G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09094" calcext:value-type="float">
            <text:p>609094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60.9094" calcext:value-type="float">
            <text:p>60.9094</text:p>
          </table:table-cell>
          <table:table-cell table:formula="of:=[.Y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9235" calcext:value-type="float">
            <text:p>60923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60.9235" calcext:value-type="float">
            <text:p>60.9235</text:p>
          </table:table-cell>
          <table:table-cell table:formula="of:=[.Y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9231" calcext:value-type="float">
            <text:p>60923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60.9231" calcext:value-type="float">
            <text:p>60.9231</text:p>
          </table:table-cell>
          <table:table-cell table:formula="of:=[.Y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2710" calcext:value-type="float">
            <text:p>592710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59.271" calcext:value-type="float">
            <text:p>59.271</text:p>
          </table:table-cell>
          <table:table-cell table:formula="of:=[.Y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2851" calcext:value-type="float">
            <text:p>59285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59.2851" calcext:value-type="float">
            <text:p>59.2851</text:p>
          </table:table-cell>
          <table:table-cell table:formula="of:=[.Y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92847" calcext:value-type="float">
            <text:p>592847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59.2847" calcext:value-type="float">
            <text:p>59.2847</text:p>
          </table:table-cell>
          <table:table-cell table:formula="of:=[.Y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78075" calcext:value-type="float">
            <text:p>578075</text:p>
          </table:table-cell>
          <table:table-cell office:value-type="float" office:value="117444" calcext:value-type="float">
            <text:p>117444</text:p>
          </table:table-cell>
          <table:table-cell office:value-type="float" office:value="67911" calcext:value-type="float">
            <text:p>67911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57.8075" calcext:value-type="float">
            <text:p>57.8075</text:p>
          </table:table-cell>
          <table:table-cell table:formula="of:=[.Y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0683" calcext:value-type="float">
            <text:p>590683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59.0683" calcext:value-type="float">
            <text:p>59.0683</text:p>
          </table:table-cell>
          <table:table-cell table:formula="of:=[.Y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90679" calcext:value-type="float">
            <text:p>590679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59.0679" calcext:value-type="float">
            <text:p>59.0679</text:p>
          </table:table-cell>
          <table:table-cell table:formula="of:=[.Y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63603" calcext:value-type="float">
            <text:p>563603</text:p>
          </table:table-cell>
          <table:table-cell office:value-type="float" office:value="119355" calcext:value-type="float">
            <text:p>119355</text:p>
          </table:table-cell>
          <table:table-cell office:value-type="float" office:value="69822" calcext:value-type="float">
            <text:p>69822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56.3603" calcext:value-type="float">
            <text:p>56.3603</text:p>
          </table:table-cell>
          <table:table-cell table:formula="of:=[.Y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8772" calcext:value-type="float">
            <text:p>588772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58.8772" calcext:value-type="float">
            <text:p>58.8772</text:p>
          </table:table-cell>
          <table:table-cell table:formula="of:=[.Y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88768" calcext:value-type="float">
            <text:p>588768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58.8768" calcext:value-type="float">
            <text:p>58.8768</text:p>
          </table:table-cell>
          <table:table-cell table:formula="of:=[.Y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12317" calcext:value-type="float">
            <text:p>512317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51.2317" calcext:value-type="float">
            <text:p>51.2317</text:p>
          </table:table-cell>
          <table:table-cell table:formula="of:=[.Y1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328" calcext:value-type="float">
            <text:p>512328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51.2328" calcext:value-type="float">
            <text:p>51.2328</text:p>
          </table:table-cell>
          <table:table-cell table:formula="of:=[.Y1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12324" calcext:value-type="float">
            <text:p>51232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51.2324" calcext:value-type="float">
            <text:p>51.2324</text:p>
          </table:table-cell>
          <table:table-cell table:formula="of:=[.Y1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95933" calcext:value-type="float">
            <text:p>495933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49.5933" calcext:value-type="float">
            <text:p>49.5933</text:p>
          </table:table-cell>
          <table:table-cell table:formula="of:=[.Y1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5944" calcext:value-type="float">
            <text:p>49594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49.5944" calcext:value-type="float">
            <text:p>49.5944</text:p>
          </table:table-cell>
          <table:table-cell table:formula="of:=[.Y1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95940" calcext:value-type="float">
            <text:p>495940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49.594" calcext:value-type="float">
            <text:p>49.594</text:p>
          </table:table-cell>
          <table:table-cell table:formula="of:=[.Y1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49.7709" calcext:value-type="float">
            <text:p>49.7709</text:p>
          </table:table-cell>
          <table:table-cell table:formula="of:=[.Y2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49.7776" calcext:value-type="float">
            <text:p>49.7776</text:p>
          </table:table-cell>
          <table:table-cell table:formula="of:=[.Y2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49.7772" calcext:value-type="float">
            <text:p>49.7772</text:p>
          </table:table-cell>
          <table:table-cell table:formula="of:=[.Y2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48.1325" calcext:value-type="float">
            <text:p>48.1325</text:p>
          </table:table-cell>
          <table:table-cell table:formula="of:=[.Y2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48.1392" calcext:value-type="float">
            <text:p>48.1392</text:p>
          </table:table-cell>
          <table:table-cell table:formula="of:=[.Y2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48.1388" calcext:value-type="float">
            <text:p>48.1388</text:p>
          </table:table-cell>
          <table:table-cell table:formula="of:=[.Y2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49.7709" calcext:value-type="float">
            <text:p>49.7709</text:p>
          </table:table-cell>
          <table:table-cell table:formula="of:=[.Y2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49.7776" calcext:value-type="float">
            <text:p>49.7776</text:p>
          </table:table-cell>
          <table:table-cell table:formula="of:=[.Y2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49.7772" calcext:value-type="float">
            <text:p>49.7772</text:p>
          </table:table-cell>
          <table:table-cell table:formula="of:=[.Y2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48.1325" calcext:value-type="float">
            <text:p>48.1325</text:p>
          </table:table-cell>
          <table:table-cell table:formula="of:=[.Y2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48.1392" calcext:value-type="float">
            <text:p>48.1392</text:p>
          </table:table-cell>
          <table:table-cell table:formula="of:=[.Y3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48.1388" calcext:value-type="float">
            <text:p>48.1388</text:p>
          </table:table-cell>
          <table:table-cell table:formula="of:=[.Y3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21094" calcext:value-type="float">
            <text:p>321094</text:p>
          </table:table-cell>
          <table:table-cell office:value-type="float" office:value="642183" calcext:value-type="float">
            <text:p>642183</text:p>
          </table:table-cell>
          <table:table-cell office:value-type="float" office:value="66236" calcext:value-type="float">
            <text:p>66236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7" calcext:value-type="float">
            <text:p>7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32.1094" calcext:value-type="float">
            <text:p>32.1094</text:p>
          </table:table-cell>
          <table:table-cell table:formula="of:=[.Y3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089" calcext:value-type="float">
            <text:p>321089</text:p>
          </table:table-cell>
          <table:table-cell office:value-type="float" office:value="642174" calcext:value-type="float">
            <text:p>642174</text:p>
          </table:table-cell>
          <table:table-cell office:value-type="float" office:value="66238" calcext:value-type="float">
            <text:p>66238</text:p>
          </table:table-cell>
          <table:table-cell office:value-type="float" office:value="16708" calcext:value-type="float">
            <text:p>16708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32.1089" calcext:value-type="float">
            <text:p>32.1089</text:p>
          </table:table-cell>
          <table:table-cell table:formula="of:=[.Y3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4574" calcext:value-type="float">
            <text:p>304574</text:p>
          </table:table-cell>
          <table:table-cell office:value-type="float" office:value="609146" calcext:value-type="float">
            <text:p>609146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0.4574" calcext:value-type="float">
            <text:p>30.4574</text:p>
          </table:table-cell>
          <table:table-cell table:formula="of:=[.Y3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4570" calcext:value-type="float">
            <text:p>304570</text:p>
          </table:table-cell>
          <table:table-cell office:value-type="float" office:value="609136" calcext:value-type="float">
            <text:p>609136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0.457" calcext:value-type="float">
            <text:p>30.457</text:p>
          </table:table-cell>
          <table:table-cell table:formula="of:=[.Y3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4646" calcext:value-type="float">
            <text:p>304646</text:p>
          </table:table-cell>
          <table:table-cell office:value-type="float" office:value="609287" calcext:value-type="float">
            <text:p>609287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0.4646" calcext:value-type="float">
            <text:p>30.4646</text:p>
          </table:table-cell>
          <table:table-cell table:formula="of:=[.Y3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0.4635" calcext:value-type="float">
            <text:p>30.4635</text:p>
          </table:table-cell>
          <table:table-cell table:formula="of:=[.Y3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0.4635" calcext:value-type="float">
            <text:p>30.4635</text:p>
          </table:table-cell>
          <table:table-cell table:formula="of:=[.Y3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382" calcext:value-type="float">
            <text:p>296382</text:p>
          </table:table-cell>
          <table:table-cell office:value-type="float" office:value="592762" calcext:value-type="float">
            <text:p>592762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29.6382" calcext:value-type="float">
            <text:p>29.6382</text:p>
          </table:table-cell>
          <table:table-cell table:formula="of:=[.Y3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78" calcext:value-type="float">
            <text:p>296378</text:p>
          </table:table-cell>
          <table:table-cell office:value-type="float" office:value="592752" calcext:value-type="float">
            <text:p>592752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29.6378" calcext:value-type="float">
            <text:p>29.6378</text:p>
          </table:table-cell>
          <table:table-cell table:formula="of:=[.Y4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454" calcext:value-type="float">
            <text:p>296454</text:p>
          </table:table-cell>
          <table:table-cell office:value-type="float" office:value="592903" calcext:value-type="float">
            <text:p>592903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29.6454" calcext:value-type="float">
            <text:p>29.6454</text:p>
          </table:table-cell>
          <table:table-cell table:formula="of:=[.Y4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29.6443" calcext:value-type="float">
            <text:p>29.6443</text:p>
          </table:table-cell>
          <table:table-cell table:formula="of:=[.Y4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29.6443" calcext:value-type="float">
            <text:p>29.6443</text:p>
          </table:table-cell>
          <table:table-cell table:formula="of:=[.Y4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9063" calcext:value-type="float">
            <text:p>289063</text:p>
          </table:table-cell>
          <table:table-cell office:value-type="float" office:value="578124" calcext:value-type="float">
            <text:p>578124</text:p>
          </table:table-cell>
          <table:table-cell office:value-type="float" office:value="117439" calcext:value-type="float">
            <text:p>117439</text:p>
          </table:table-cell>
          <table:table-cell office:value-type="float" office:value="67909" calcext:value-type="float">
            <text:p>67909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28.9063" calcext:value-type="float">
            <text:p>28.9063</text:p>
          </table:table-cell>
          <table:table-cell table:formula="of:=[.Y4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9059" calcext:value-type="float">
            <text:p>289059</text:p>
          </table:table-cell>
          <table:table-cell office:value-type="float" office:value="578115" calcext:value-type="float">
            <text:p>578115</text:p>
          </table:table-cell>
          <table:table-cell office:value-type="float" office:value="117442" calcext:value-type="float">
            <text:p>117442</text:p>
          </table:table-cell>
          <table:table-cell office:value-type="float" office:value="67912" calcext:value-type="float">
            <text:p>67912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28.9059" calcext:value-type="float">
            <text:p>28.9059</text:p>
          </table:table-cell>
          <table:table-cell table:formula="of:=[.Y4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369" calcext:value-type="float">
            <text:p>295369</text:p>
          </table:table-cell>
          <table:table-cell office:value-type="float" office:value="590733" calcext:value-type="float">
            <text:p>590733</text:p>
          </table:table-cell>
          <table:table-cell office:value-type="float" office:value="129981" calcext:value-type="float">
            <text:p>129981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29.5369" calcext:value-type="float">
            <text:p>29.5369</text:p>
          </table:table-cell>
          <table:table-cell table:formula="of:=[.Y4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29.5358" calcext:value-type="float">
            <text:p>29.5358</text:p>
          </table:table-cell>
          <table:table-cell table:formula="of:=[.Y4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29.5358" calcext:value-type="float">
            <text:p>29.5358</text:p>
          </table:table-cell>
          <table:table-cell table:formula="of:=[.Y4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827" calcext:value-type="float">
            <text:p>281827</text:p>
          </table:table-cell>
          <table:table-cell office:value-type="float" office:value="563652" calcext:value-type="float">
            <text:p>563652</text:p>
          </table:table-cell>
          <table:table-cell office:value-type="float" office:value="119350" calcext:value-type="float">
            <text:p>119350</text:p>
          </table:table-cell>
          <table:table-cell office:value-type="float" office:value="69820" calcext:value-type="float">
            <text:p>69820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28.1827" calcext:value-type="float">
            <text:p>28.1827</text:p>
          </table:table-cell>
          <table:table-cell table:formula="of:=[.Y4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1823" calcext:value-type="float">
            <text:p>281823</text:p>
          </table:table-cell>
          <table:table-cell office:value-type="float" office:value="563643" calcext:value-type="float">
            <text:p>563643</text:p>
          </table:table-cell>
          <table:table-cell office:value-type="float" office:value="119353" calcext:value-type="float">
            <text:p>119353</text:p>
          </table:table-cell>
          <table:table-cell office:value-type="float" office:value="69823" calcext:value-type="float">
            <text:p>69823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28.1823" calcext:value-type="float">
            <text:p>28.1823</text:p>
          </table:table-cell>
          <table:table-cell table:formula="of:=[.Y5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4413" calcext:value-type="float">
            <text:p>294413</text:p>
          </table:table-cell>
          <table:table-cell office:value-type="float" office:value="588822" calcext:value-type="float">
            <text:p>588822</text:p>
          </table:table-cell>
          <table:table-cell office:value-type="float" office:value="144453" calcext:value-type="float">
            <text:p>144453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29.4413" calcext:value-type="float">
            <text:p>29.4413</text:p>
          </table:table-cell>
          <table:table-cell table:formula="of:=[.Y5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29.4402" calcext:value-type="float">
            <text:p>29.4402</text:p>
          </table:table-cell>
          <table:table-cell table:formula="of:=[.Y5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29.4402" calcext:value-type="float">
            <text:p>29.4402</text:p>
          </table:table-cell>
          <table:table-cell table:formula="of:=[.Y5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6185" calcext:value-type="float">
            <text:p>256185</text:p>
          </table:table-cell>
          <table:table-cell office:value-type="float" office:value="512367" calcext:value-type="float">
            <text:p>512367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25.6185" calcext:value-type="float">
            <text:p>25.6185</text:p>
          </table:table-cell>
          <table:table-cell table:formula="of:=[.Y5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180" calcext:value-type="float">
            <text:p>256180</text:p>
          </table:table-cell>
          <table:table-cell office:value-type="float" office:value="512356" calcext:value-type="float">
            <text:p>512356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25.618" calcext:value-type="float">
            <text:p>25.618</text:p>
          </table:table-cell>
          <table:table-cell table:formula="of:=[.Y5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190" calcext:value-type="float">
            <text:p>256190</text:p>
          </table:table-cell>
          <table:table-cell office:value-type="float" office:value="512376" calcext:value-type="float">
            <text:p>512376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25.619" calcext:value-type="float">
            <text:p>25.619</text:p>
          </table:table-cell>
          <table:table-cell table:formula="of:=[.Y5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183" calcext:value-type="float">
            <text:p>256183</text:p>
          </table:table-cell>
          <table:table-cell office:value-type="float" office:value="512362" calcext:value-type="float">
            <text:p>512362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25.6183" calcext:value-type="float">
            <text:p>25.6183</text:p>
          </table:table-cell>
          <table:table-cell table:formula="of:=[.Y5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181" calcext:value-type="float">
            <text:p>256181</text:p>
          </table:table-cell>
          <table:table-cell office:value-type="float" office:value="512358" calcext:value-type="float">
            <text:p>51235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25.6181" calcext:value-type="float">
            <text:p>25.6181</text:p>
          </table:table-cell>
          <table:table-cell table:formula="of:=[.Y5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993" calcext:value-type="float">
            <text:p>247993</text:p>
          </table:table-cell>
          <table:table-cell office:value-type="float" office:value="495983" calcext:value-type="float">
            <text:p>495983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24.7993" calcext:value-type="float">
            <text:p>24.7993</text:p>
          </table:table-cell>
          <table:table-cell table:formula="of:=[.Y5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7988" calcext:value-type="float">
            <text:p>247988</text:p>
          </table:table-cell>
          <table:table-cell office:value-type="float" office:value="495972" calcext:value-type="float">
            <text:p>495972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24.7988" calcext:value-type="float">
            <text:p>24.7988</text:p>
          </table:table-cell>
          <table:table-cell table:formula="of:=[.Y6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998" calcext:value-type="float">
            <text:p>247998</text:p>
          </table:table-cell>
          <table:table-cell office:value-type="float" office:value="495992" calcext:value-type="float">
            <text:p>495992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24.7998" calcext:value-type="float">
            <text:p>24.7998</text:p>
          </table:table-cell>
          <table:table-cell table:formula="of:=[.Y6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47991" calcext:value-type="float">
            <text:p>247991</text:p>
          </table:table-cell>
          <table:table-cell office:value-type="float" office:value="495978" calcext:value-type="float">
            <text:p>49597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24.7991" calcext:value-type="float">
            <text:p>24.7991</text:p>
          </table:table-cell>
          <table:table-cell table:formula="of:=[.Y6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989" calcext:value-type="float">
            <text:p>247989</text:p>
          </table:table-cell>
          <table:table-cell office:value-type="float" office:value="495974" calcext:value-type="float">
            <text:p>495974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24.7989" calcext:value-type="float">
            <text:p>24.7989</text:p>
          </table:table-cell>
          <table:table-cell table:formula="of:=[.Y6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24.8881" calcext:value-type="float">
            <text:p>24.8881</text:p>
          </table:table-cell>
          <table:table-cell table:formula="of:=[.Y6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24.8876" calcext:value-type="float">
            <text:p>24.8876</text:p>
          </table:table-cell>
          <table:table-cell table:formula="of:=[.Y6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24.8914" calcext:value-type="float">
            <text:p>24.8914</text:p>
          </table:table-cell>
          <table:table-cell table:formula="of:=[.Y6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24.8907" calcext:value-type="float">
            <text:p>24.8907</text:p>
          </table:table-cell>
          <table:table-cell table:formula="of:=[.Y6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24.8905" calcext:value-type="float">
            <text:p>24.8905</text:p>
          </table:table-cell>
          <table:table-cell table:formula="of:=[.Y6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24.0689" calcext:value-type="float">
            <text:p>24.0689</text:p>
          </table:table-cell>
          <table:table-cell table:formula="of:=[.Y6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24.0684" calcext:value-type="float">
            <text:p>24.0684</text:p>
          </table:table-cell>
          <table:table-cell table:formula="of:=[.Y7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24.0722" calcext:value-type="float">
            <text:p>24.0722</text:p>
          </table:table-cell>
          <table:table-cell table:formula="of:=[.Y7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24.0715" calcext:value-type="float">
            <text:p>24.0715</text:p>
          </table:table-cell>
          <table:table-cell table:formula="of:=[.Y7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24.0713" calcext:value-type="float">
            <text:p>24.0713</text:p>
          </table:table-cell>
          <table:table-cell table:formula="of:=[.Y7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24.8881" calcext:value-type="float">
            <text:p>24.8881</text:p>
          </table:table-cell>
          <table:table-cell table:formula="of:=[.Y7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24.8876" calcext:value-type="float">
            <text:p>24.8876</text:p>
          </table:table-cell>
          <table:table-cell table:formula="of:=[.Y7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24.8914" calcext:value-type="float">
            <text:p>24.8914</text:p>
          </table:table-cell>
          <table:table-cell table:formula="of:=[.Y7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24.8907" calcext:value-type="float">
            <text:p>24.8907</text:p>
          </table:table-cell>
          <table:table-cell table:formula="of:=[.Y7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24.8905" calcext:value-type="float">
            <text:p>24.8905</text:p>
          </table:table-cell>
          <table:table-cell table:formula="of:=[.Y7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24.0689" calcext:value-type="float">
            <text:p>24.0689</text:p>
          </table:table-cell>
          <table:table-cell table:formula="of:=[.Y7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24.0684" calcext:value-type="float">
            <text:p>24.0684</text:p>
          </table:table-cell>
          <table:table-cell table:formula="of:=[.Y8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24.0722" calcext:value-type="float">
            <text:p>24.0722</text:p>
          </table:table-cell>
          <table:table-cell table:formula="of:=[.Y8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24.0715" calcext:value-type="float">
            <text:p>24.0715</text:p>
          </table:table-cell>
          <table:table-cell table:formula="of:=[.Y8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24.0713" calcext:value-type="float">
            <text:p>24.0713</text:p>
          </table:table-cell>
          <table:table-cell table:formula="of:=[.Y8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598" calcext:value-type="float">
            <text:p>160598</text:p>
          </table:table-cell>
          <table:table-cell office:value-type="float" office:value="642323" calcext:value-type="float">
            <text:p>642323</text:p>
          </table:table-cell>
          <table:table-cell office:value-type="float" office:value="66230" calcext:value-type="float">
            <text:p>66230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59" calcext:value-type="float">
            <text:p>5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16.0598" calcext:value-type="float">
            <text:p>16.0598</text:p>
          </table:table-cell>
          <table:table-cell table:formula="of:=[.Y8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79" calcext:value-type="float">
            <text:p>160579</text:p>
          </table:table-cell>
          <table:table-cell office:value-type="float" office:value="642274" calcext:value-type="float">
            <text:p>642274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26" calcext:value-type="float">
            <text:p>2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16.0579" calcext:value-type="float">
            <text:p>16.0579</text:p>
          </table:table-cell>
          <table:table-cell table:formula="of:=[.Y8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574" calcext:value-type="float">
            <text:p>160574</text:p>
          </table:table-cell>
          <table:table-cell office:value-type="float" office:value="642262" calcext:value-type="float">
            <text:p>642262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19" calcext:value-type="float">
            <text:p>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16.0574" calcext:value-type="float">
            <text:p>16.0574</text:p>
          </table:table-cell>
          <table:table-cell table:formula="of:=[.Y8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4895" calcext:value-type="float">
            <text:p>154895</text:p>
          </table:table-cell>
          <table:table-cell office:value-type="float" office:value="619513" calcext:value-type="float">
            <text:p>619513</text:p>
          </table:table-cell>
          <table:table-cell office:value-type="float" office:value="82599" calcext:value-type="float">
            <text:p>82599</text:p>
          </table:table-cell>
          <table:table-cell office:value-type="float" office:value="33075" calcext:value-type="float">
            <text:p>3307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5179" calcext:value-type="float">
            <text:p>51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5.4895" calcext:value-type="float">
            <text:p>15.4895</text:p>
          </table:table-cell>
          <table:table-cell table:formula="of:=[.Y8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2305" calcext:value-type="float">
            <text:p>152305</text:p>
          </table:table-cell>
          <table:table-cell office:value-type="float" office:value="609208" calcext:value-type="float">
            <text:p>609208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5.2305" calcext:value-type="float">
            <text:p>15.2305</text:p>
          </table:table-cell>
          <table:table-cell table:formula="of:=[.Y8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310" calcext:value-type="float">
            <text:p>152310</text:p>
          </table:table-cell>
          <table:table-cell office:value-type="float" office:value="609210" calcext:value-type="float">
            <text:p>60921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5.231" calcext:value-type="float">
            <text:p>15.231</text:p>
          </table:table-cell>
          <table:table-cell table:formula="of:=[.Y8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834" calcext:value-type="float">
            <text:p>152834</text:p>
          </table:table-cell>
          <table:table-cell office:value-type="float" office:value="609926" calcext:value-type="float">
            <text:p>609926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449" calcext:value-type="float">
            <text:p>44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5.2834" calcext:value-type="float">
            <text:p>15.2834</text:p>
          </table:table-cell>
          <table:table-cell table:formula="of:=[.Y9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349" calcext:value-type="float">
            <text:p>152349</text:p>
          </table:table-cell>
          <table:table-cell office:value-type="float" office:value="609361" calcext:value-type="float">
            <text:p>609361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5.2349" calcext:value-type="float">
            <text:p>15.2349</text:p>
          </table:table-cell>
          <table:table-cell table:formula="of:=[.Y9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2344" calcext:value-type="float">
            <text:p>152344</text:p>
          </table:table-cell>
          <table:table-cell office:value-type="float" office:value="609344" calcext:value-type="float">
            <text:p>609344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5.2344" calcext:value-type="float">
            <text:p>15.2344</text:p>
          </table:table-cell>
          <table:table-cell table:formula="of:=[.Y9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340" calcext:value-type="float">
            <text:p>152340</text:p>
          </table:table-cell>
          <table:table-cell office:value-type="float" office:value="609338" calcext:value-type="float">
            <text:p>609338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5.234" calcext:value-type="float">
            <text:p>15.234</text:p>
          </table:table-cell>
          <table:table-cell table:formula="of:=[.Y9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40" calcext:value-type="float">
            <text:p>150040</text:p>
          </table:table-cell>
          <table:table-cell office:value-type="float" office:value="599735" calcext:value-type="float">
            <text:p>599735</text:p>
          </table:table-cell>
          <table:table-cell office:value-type="float" office:value="82603" calcext:value-type="float">
            <text:p>82603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3479" calcext:value-type="float">
            <text:p>34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5.004" calcext:value-type="float">
            <text:p>15.004</text:p>
          </table:table-cell>
          <table:table-cell table:formula="of:=[.Y9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209" calcext:value-type="float">
            <text:p>148209</text:p>
          </table:table-cell>
          <table:table-cell office:value-type="float" office:value="592824" calcext:value-type="float">
            <text:p>592824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4.8209" calcext:value-type="float">
            <text:p>14.8209</text:p>
          </table:table-cell>
          <table:table-cell table:formula="of:=[.Y9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214" calcext:value-type="float">
            <text:p>148214</text:p>
          </table:table-cell>
          <table:table-cell office:value-type="float" office:value="592826" calcext:value-type="float">
            <text:p>592826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4.8214" calcext:value-type="float">
            <text:p>14.8214</text:p>
          </table:table-cell>
          <table:table-cell table:formula="of:=[.Y9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282" calcext:value-type="float">
            <text:p>148282</text:p>
          </table:table-cell>
          <table:table-cell office:value-type="float" office:value="593045" calcext:value-type="float">
            <text:p>593045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78" calcext:value-type="float">
            <text:p>1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4.8282" calcext:value-type="float">
            <text:p>14.8282</text:p>
          </table:table-cell>
          <table:table-cell table:formula="of:=[.Y9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8253" calcext:value-type="float">
            <text:p>148253</text:p>
          </table:table-cell>
          <table:table-cell office:value-type="float" office:value="592977" calcext:value-type="float">
            <text:p>592977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4.8253" calcext:value-type="float">
            <text:p>14.8253</text:p>
          </table:table-cell>
          <table:table-cell table:formula="of:=[.Y9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248" calcext:value-type="float">
            <text:p>148248</text:p>
          </table:table-cell>
          <table:table-cell office:value-type="float" office:value="592960" calcext:value-type="float">
            <text:p>592960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4.8248" calcext:value-type="float">
            <text:p>14.8248</text:p>
          </table:table-cell>
          <table:table-cell table:formula="of:=[.Y9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8244" calcext:value-type="float">
            <text:p>148244</text:p>
          </table:table-cell>
          <table:table-cell office:value-type="float" office:value="592954" calcext:value-type="float">
            <text:p>592954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4.8244" calcext:value-type="float">
            <text:p>14.8244</text:p>
          </table:table-cell>
          <table:table-cell table:formula="of:=[.Y10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4572" calcext:value-type="float">
            <text:p>144572</text:p>
          </table:table-cell>
          <table:table-cell office:value-type="float" office:value="578245" calcext:value-type="float">
            <text:p>57824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4.4572" calcext:value-type="float">
            <text:p>14.4572</text:p>
          </table:table-cell>
          <table:table-cell table:formula="of:=[.Y10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549" calcext:value-type="float">
            <text:p>144549</text:p>
          </table:table-cell>
          <table:table-cell office:value-type="float" office:value="578185" calcext:value-type="float">
            <text:p>57818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4.4549" calcext:value-type="float">
            <text:p>14.4549</text:p>
          </table:table-cell>
          <table:table-cell table:formula="of:=[.Y10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558" calcext:value-type="float">
            <text:p>144558</text:p>
          </table:table-cell>
          <table:table-cell office:value-type="float" office:value="578199" calcext:value-type="float">
            <text:p>578199</text:p>
          </table:table-cell>
          <table:table-cell office:value-type="float" office:value="117438" calcext:value-type="float">
            <text:p>117438</text:p>
          </table:table-cell>
          <table:table-cell office:value-type="float" office:value="67914" calcext:value-type="float">
            <text:p>67914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4.4558" calcext:value-type="float">
            <text:p>14.4558</text:p>
          </table:table-cell>
          <table:table-cell table:formula="of:=[.Y10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080" calcext:value-type="float">
            <text:p>149080</text:p>
          </table:table-cell>
          <table:table-cell office:value-type="float" office:value="595698" calcext:value-type="float">
            <text:p>595698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53" calcext:value-type="float">
            <text:p>80453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600" calcext:value-type="float">
            <text:p>260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4.908" calcext:value-type="float">
            <text:p>14.908</text:p>
          </table:table-cell>
          <table:table-cell table:formula="of:=[.Y10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705" calcext:value-type="float">
            <text:p>147705</text:p>
          </table:table-cell>
          <table:table-cell office:value-type="float" office:value="590798" calcext:value-type="float">
            <text:p>590798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4.7705" calcext:value-type="float">
            <text:p>14.7705</text:p>
          </table:table-cell>
          <table:table-cell table:formula="of:=[.Y10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701" calcext:value-type="float">
            <text:p>147701</text:p>
          </table:table-cell>
          <table:table-cell office:value-type="float" office:value="590783" calcext:value-type="float">
            <text:p>590783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4.7701" calcext:value-type="float">
            <text:p>14.7701</text:p>
          </table:table-cell>
          <table:table-cell table:formula="of:=[.Y10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698" calcext:value-type="float">
            <text:p>147698</text:p>
          </table:table-cell>
          <table:table-cell office:value-type="float" office:value="590780" calcext:value-type="float">
            <text:p>590780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4.7698" calcext:value-type="float">
            <text:p>14.7698</text:p>
          </table:table-cell>
          <table:table-cell table:formula="of:=[.Y10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953" calcext:value-type="float">
            <text:p>140953</text:p>
          </table:table-cell>
          <table:table-cell office:value-type="float" office:value="563772" calcext:value-type="float">
            <text:p>563772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4.0953" calcext:value-type="float">
            <text:p>14.0953</text:p>
          </table:table-cell>
          <table:table-cell table:formula="of:=[.Y10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931" calcext:value-type="float">
            <text:p>140931</text:p>
          </table:table-cell>
          <table:table-cell office:value-type="float" office:value="563713" calcext:value-type="float">
            <text:p>563713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4.0931" calcext:value-type="float">
            <text:p>14.0931</text:p>
          </table:table-cell>
          <table:table-cell table:formula="of:=[.Y10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939" calcext:value-type="float">
            <text:p>140939</text:p>
          </table:table-cell>
          <table:table-cell office:value-type="float" office:value="563727" calcext:value-type="float">
            <text:p>563727</text:p>
          </table:table-cell>
          <table:table-cell office:value-type="float" office:value="119349" calcext:value-type="float">
            <text:p>119349</text:p>
          </table:table-cell>
          <table:table-cell office:value-type="float" office:value="69825" calcext:value-type="float">
            <text:p>69825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4.0939" calcext:value-type="float">
            <text:p>14.0939</text:p>
          </table:table-cell>
          <table:table-cell table:formula="of:=[.Y1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343" calcext:value-type="float">
            <text:p>148343</text:p>
          </table:table-cell>
          <table:table-cell office:value-type="float" office:value="592816" calcext:value-type="float">
            <text:p>592816</text:p>
          </table:table-cell>
          <table:table-cell office:value-type="float" office:value="144450" calcext:value-type="float">
            <text:p>144450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112" calcext:value-type="float">
            <text:p>211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4.8343" calcext:value-type="float">
            <text:p>14.8343</text:p>
          </table:table-cell>
          <table:table-cell table:formula="of:=[.Y1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7227" calcext:value-type="float">
            <text:p>147227</text:p>
          </table:table-cell>
          <table:table-cell office:value-type="float" office:value="588887" calcext:value-type="float">
            <text:p>588887</text:p>
          </table:table-cell>
          <table:table-cell office:value-type="float" office:value="144454" calcext:value-type="float">
            <text:p>144454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4.7227" calcext:value-type="float">
            <text:p>14.7227</text:p>
          </table:table-cell>
          <table:table-cell table:formula="of:=[.Y1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223" calcext:value-type="float">
            <text:p>147223</text:p>
          </table:table-cell>
          <table:table-cell office:value-type="float" office:value="588872" calcext:value-type="float">
            <text:p>588872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4.7223" calcext:value-type="float">
            <text:p>14.7223</text:p>
          </table:table-cell>
          <table:table-cell table:formula="of:=[.Y1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220" calcext:value-type="float">
            <text:p>147220</text:p>
          </table:table-cell>
          <table:table-cell office:value-type="float" office:value="588869" calcext:value-type="float">
            <text:p>588869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4.722" calcext:value-type="float">
            <text:p>14.722</text:p>
          </table:table-cell>
          <table:table-cell table:formula="of:=[.Y11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698" calcext:value-type="float">
            <text:p>128698</text:p>
          </table:table-cell>
          <table:table-cell office:value-type="float" office:value="514755" calcext:value-type="float">
            <text:p>514755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185" calcext:value-type="float">
            <text:p>11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2.8698" calcext:value-type="float">
            <text:p>12.8698</text:p>
          </table:table-cell>
          <table:table-cell table:formula="of:=[.Y11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109" calcext:value-type="float">
            <text:p>128109</text:p>
          </table:table-cell>
          <table:table-cell office:value-type="float" office:value="512424" calcext:value-type="float">
            <text:p>512424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2.8109" calcext:value-type="float">
            <text:p>12.8109</text:p>
          </table:table-cell>
          <table:table-cell table:formula="of:=[.Y11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107" calcext:value-type="float">
            <text:p>128107</text:p>
          </table:table-cell>
          <table:table-cell office:value-type="float" office:value="512416" calcext:value-type="float">
            <text:p>512416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2.8107" calcext:value-type="float">
            <text:p>12.8107</text:p>
          </table:table-cell>
          <table:table-cell table:formula="of:=[.Y11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717" calcext:value-type="float">
            <text:p>128717</text:p>
          </table:table-cell>
          <table:table-cell office:value-type="float" office:value="514773" calcext:value-type="float">
            <text:p>514773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304" calcext:value-type="float">
            <text:p>130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2.8717" calcext:value-type="float">
            <text:p>12.8717</text:p>
          </table:table-cell>
          <table:table-cell table:formula="of:=[.Y11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112" calcext:value-type="float">
            <text:p>128112</text:p>
          </table:table-cell>
          <table:table-cell office:value-type="float" office:value="512429" calcext:value-type="float">
            <text:p>512429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2.8112" calcext:value-type="float">
            <text:p>12.8112</text:p>
          </table:table-cell>
          <table:table-cell table:formula="of:=[.Y11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5" calcext:value-type="float">
            <text:p>51241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2.8106" calcext:value-type="float">
            <text:p>12.8106</text:p>
          </table:table-cell>
          <table:table-cell table:formula="of:=[.Y12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4" calcext:value-type="float">
            <text:p>512414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2.8106" calcext:value-type="float">
            <text:p>12.8106</text:p>
          </table:table-cell>
          <table:table-cell table:formula="of:=[.Y12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756" calcext:value-type="float">
            <text:p>124756</text:p>
          </table:table-cell>
          <table:table-cell office:value-type="float" office:value="498982" calcext:value-type="float">
            <text:p>498982</text:p>
          </table:table-cell>
          <table:table-cell office:value-type="float" office:value="51801" calcext:value-type="float">
            <text:p>51801</text:p>
          </table:table-cell>
          <table:table-cell office:value-type="float" office:value="2277" calcext:value-type="float">
            <text:p>2277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1" calcext:value-type="float">
            <text:p>149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2.4756" calcext:value-type="float">
            <text:p>12.4756</text:p>
          </table:table-cell>
          <table:table-cell table:formula="of:=[.Y12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013" calcext:value-type="float">
            <text:p>124013</text:p>
          </table:table-cell>
          <table:table-cell office:value-type="float" office:value="496040" calcext:value-type="float">
            <text:p>496040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2.4013" calcext:value-type="float">
            <text:p>12.4013</text:p>
          </table:table-cell>
          <table:table-cell table:formula="of:=[.Y12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011" calcext:value-type="float">
            <text:p>124011</text:p>
          </table:table-cell>
          <table:table-cell office:value-type="float" office:value="496032" calcext:value-type="float">
            <text:p>496032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2.4011" calcext:value-type="float">
            <text:p>12.4011</text:p>
          </table:table-cell>
          <table:table-cell table:formula="of:=[.Y12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594" calcext:value-type="float">
            <text:p>124594</text:p>
          </table:table-cell>
          <table:table-cell office:value-type="float" office:value="498244" calcext:value-type="float">
            <text:p>498244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232" calcext:value-type="float">
            <text:p>123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2.4594" calcext:value-type="float">
            <text:p>12.4594</text:p>
          </table:table-cell>
          <table:table-cell table:formula="of:=[.Y12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4016" calcext:value-type="float">
            <text:p>124016</text:p>
          </table:table-cell>
          <table:table-cell office:value-type="float" office:value="496045" calcext:value-type="float">
            <text:p>49604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2.4016" calcext:value-type="float">
            <text:p>12.4016</text:p>
          </table:table-cell>
          <table:table-cell table:formula="of:=[.Y12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1" calcext:value-type="float">
            <text:p>496031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2.401" calcext:value-type="float">
            <text:p>12.401</text:p>
          </table:table-cell>
          <table:table-cell table:formula="of:=[.Y12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0" calcext:value-type="float">
            <text:p>496030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2.401" calcext:value-type="float">
            <text:p>12.401</text:p>
          </table:table-cell>
          <table:table-cell table:formula="of:=[.Y12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2.8015" calcext:value-type="float">
            <text:p>12.8015</text:p>
          </table:table-cell>
          <table:table-cell table:formula="of:=[.Y12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2.4457" calcext:value-type="float">
            <text:p>12.4457</text:p>
          </table:table-cell>
          <table:table-cell table:formula="of:=[.Y13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2.4464" calcext:value-type="float">
            <text:p>12.4464</text:p>
          </table:table-cell>
          <table:table-cell table:formula="of:=[.Y13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3.191" calcext:value-type="float">
            <text:p>13.191</text:p>
          </table:table-cell>
          <table:table-cell table:formula="of:=[.Y13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2.5372" calcext:value-type="float">
            <text:p>12.5372</text:p>
          </table:table-cell>
          <table:table-cell table:formula="of:=[.Y13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2.4476" calcext:value-type="float">
            <text:p>12.4476</text:p>
          </table:table-cell>
          <table:table-cell table:formula="of:=[.Y13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2.4474" calcext:value-type="float">
            <text:p>12.4474</text:p>
          </table:table-cell>
          <table:table-cell table:formula="of:=[.Y13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2.3547" calcext:value-type="float">
            <text:p>12.3547</text:p>
          </table:table-cell>
          <table:table-cell table:formula="of:=[.Y13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2.0361" calcext:value-type="float">
            <text:p>12.0361</text:p>
          </table:table-cell>
          <table:table-cell table:formula="of:=[.Y13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2.0368" calcext:value-type="float">
            <text:p>12.0368</text:p>
          </table:table-cell>
          <table:table-cell table:formula="of:=[.Y13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2.8065" calcext:value-type="float">
            <text:p>12.8065</text:p>
          </table:table-cell>
          <table:table-cell table:formula="of:=[.Y13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2.1204" calcext:value-type="float">
            <text:p>12.1204</text:p>
          </table:table-cell>
          <table:table-cell table:formula="of:=[.Y14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2.038" calcext:value-type="float">
            <text:p>12.038</text:p>
          </table:table-cell>
          <table:table-cell table:formula="of:=[.Y14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2.0378" calcext:value-type="float">
            <text:p>12.0378</text:p>
          </table:table-cell>
          <table:table-cell table:formula="of:=[.Y14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2.8015" calcext:value-type="float">
            <text:p>12.8015</text:p>
          </table:table-cell>
          <table:table-cell table:formula="of:=[.Y14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2.4457" calcext:value-type="float">
            <text:p>12.4457</text:p>
          </table:table-cell>
          <table:table-cell table:formula="of:=[.Y14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2.4464" calcext:value-type="float">
            <text:p>12.4464</text:p>
          </table:table-cell>
          <table:table-cell table:formula="of:=[.Y14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3.191" calcext:value-type="float">
            <text:p>13.191</text:p>
          </table:table-cell>
          <table:table-cell table:formula="of:=[.Y14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2.5372" calcext:value-type="float">
            <text:p>12.5372</text:p>
          </table:table-cell>
          <table:table-cell table:formula="of:=[.Y14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2.4476" calcext:value-type="float">
            <text:p>12.4476</text:p>
          </table:table-cell>
          <table:table-cell table:formula="of:=[.Y14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2.4474" calcext:value-type="float">
            <text:p>12.4474</text:p>
          </table:table-cell>
          <table:table-cell table:formula="of:=[.Y14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2.3547" calcext:value-type="float">
            <text:p>12.3547</text:p>
          </table:table-cell>
          <table:table-cell table:formula="of:=[.Y15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2.0361" calcext:value-type="float">
            <text:p>12.0361</text:p>
          </table:table-cell>
          <table:table-cell table:formula="of:=[.Y15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2.0368" calcext:value-type="float">
            <text:p>12.0368</text:p>
          </table:table-cell>
          <table:table-cell table:formula="of:=[.Y15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2.8065" calcext:value-type="float">
            <text:p>12.8065</text:p>
          </table:table-cell>
          <table:table-cell table:formula="of:=[.Y15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2.1204" calcext:value-type="float">
            <text:p>12.1204</text:p>
          </table:table-cell>
          <table:table-cell table:formula="of:=[.Y15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2.038" calcext:value-type="float">
            <text:p>12.038</text:p>
          </table:table-cell>
          <table:table-cell table:formula="of:=[.Y15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2.0378" calcext:value-type="float">
            <text:p>12.0378</text:p>
          </table:table-cell>
          <table:table-cell table:formula="of:=[.Y15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9595" calcext:value-type="float">
            <text:p>89595</text:p>
          </table:table-cell>
          <table:table-cell office:value-type="float" office:value="715506" calcext:value-type="float">
            <text:p>715506</text:p>
          </table:table-cell>
          <table:table-cell office:value-type="float" office:value="57597" calcext:value-type="float">
            <text:p>57597</text:p>
          </table:table-cell>
          <table:table-cell office:value-type="float" office:value="8085" calcext:value-type="float">
            <text:p>808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46889" calcext:value-type="float">
            <text:p>4688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8.9595" calcext:value-type="float">
            <text:p>8.9595</text:p>
          </table:table-cell>
          <table:table-cell table:formula="of:=[.Y15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827" calcext:value-type="float">
            <text:p>80827</text:p>
          </table:table-cell>
          <table:table-cell office:value-type="float" office:value="646310" calcext:value-type="float">
            <text:p>646310</text:p>
          </table:table-cell>
          <table:table-cell office:value-type="float" office:value="66211" calcext:value-type="float">
            <text:p>66211</text:p>
          </table:table-cell>
          <table:table-cell office:value-type="float" office:value="16699" calcext:value-type="float">
            <text:p>1669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2048" calcext:value-type="float">
            <text:p>20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8.0827" calcext:value-type="float">
            <text:p>8.0827</text:p>
          </table:table-cell>
          <table:table-cell table:formula="of:=[.Y15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355" calcext:value-type="float">
            <text:p>80355</text:p>
          </table:table-cell>
          <table:table-cell office:value-type="float" office:value="642629" calcext:value-type="float">
            <text:p>642629</text:p>
          </table:table-cell>
          <table:table-cell office:value-type="float" office:value="66217" calcext:value-type="float">
            <text:p>66217</text:p>
          </table:table-cell>
          <table:table-cell office:value-type="float" office:value="16705" calcext:value-type="float">
            <text:p>1670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79" calcext:value-type="float">
            <text:p>17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8.0355" calcext:value-type="float">
            <text:p>8.0355</text:p>
          </table:table-cell>
          <table:table-cell table:formula="of:=[.Y15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331" calcext:value-type="float">
            <text:p>80331</text:p>
          </table:table-cell>
          <table:table-cell office:value-type="float" office:value="642526" calcext:value-type="float">
            <text:p>642526</text:p>
          </table:table-cell>
          <table:table-cell office:value-type="float" office:value="66221" calcext:value-type="float">
            <text:p>66221</text:p>
          </table:table-cell>
          <table:table-cell office:value-type="float" office:value="16709" calcext:value-type="float">
            <text:p>1670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20" calcext:value-type="float">
            <text:p>12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8.0331" calcext:value-type="float">
            <text:p>8.0331</text:p>
          </table:table-cell>
          <table:table-cell table:formula="of:=[.Y16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5909" calcext:value-type="float">
            <text:p>85909</text:p>
          </table:table-cell>
          <table:table-cell office:value-type="float" office:value="685959" calcext:value-type="float">
            <text:p>685959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3273" calcext:value-type="float">
            <text:p>432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8.5909" calcext:value-type="float">
            <text:p>8.5909</text:p>
          </table:table-cell>
          <table:table-cell table:formula="of:=[.Y16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319" calcext:value-type="float">
            <text:p>77319</text:p>
          </table:table-cell>
          <table:table-cell office:value-type="float" office:value="618120" calcext:value-type="float">
            <text:p>618120</text:p>
          </table:table-cell>
          <table:table-cell office:value-type="float" office:value="82588" calcext:value-type="float">
            <text:p>82588</text:p>
          </table:table-cell>
          <table:table-cell office:value-type="float" office:value="33076" calcext:value-type="float">
            <text:p>3307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85" calcext:value-type="float">
            <text:p>44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7.7319" calcext:value-type="float">
            <text:p>7.7319</text:p>
          </table:table-cell>
          <table:table-cell table:formula="of:=[.Y16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768" calcext:value-type="float">
            <text:p>76768</text:p>
          </table:table-cell>
          <table:table-cell office:value-type="float" office:value="612958" calcext:value-type="float">
            <text:p>612958</text:p>
          </table:table-cell>
          <table:table-cell office:value-type="float" office:value="82595" calcext:value-type="float">
            <text:p>82595</text:p>
          </table:table-cell>
          <table:table-cell office:value-type="float" office:value="33083" calcext:value-type="float">
            <text:p>33083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877" calcext:value-type="float">
            <text:p>187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7.6768" calcext:value-type="float">
            <text:p>7.6768</text:p>
          </table:table-cell>
          <table:table-cell table:formula="of:=[.Y16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677" calcext:value-type="float">
            <text:p>77677</text:p>
          </table:table-cell>
          <table:table-cell office:value-type="float" office:value="619109" calcext:value-type="float">
            <text:p>619109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942" calcext:value-type="float">
            <text:p>494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7.7677" calcext:value-type="float">
            <text:p>7.7677</text:p>
          </table:table-cell>
          <table:table-cell table:formula="of:=[.Y16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788" calcext:value-type="float">
            <text:p>86788</text:p>
          </table:table-cell>
          <table:table-cell office:value-type="float" office:value="692020" calcext:value-type="float">
            <text:p>69202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7946" calcext:value-type="float">
            <text:p>479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8.6788" calcext:value-type="float">
            <text:p>8.6788</text:p>
          </table:table-cell>
          <table:table-cell table:formula="of:=[.Y16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895" calcext:value-type="float">
            <text:p>77895</text:p>
          </table:table-cell>
          <table:table-cell office:value-type="float" office:value="622050" calcext:value-type="float">
            <text:p>622050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6548" calcext:value-type="float">
            <text:p>65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7.7895" calcext:value-type="float">
            <text:p>7.7895</text:p>
          </table:table-cell>
          <table:table-cell table:formula="of:=[.Y16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234" calcext:value-type="float">
            <text:p>76234</text:p>
          </table:table-cell>
          <table:table-cell office:value-type="float" office:value="609733" calcext:value-type="float">
            <text:p>609733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7.6234" calcext:value-type="float">
            <text:p>7.6234</text:p>
          </table:table-cell>
          <table:table-cell table:formula="of:=[.Y16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6229" calcext:value-type="float">
            <text:p>76229</text:p>
          </table:table-cell>
          <table:table-cell office:value-type="float" office:value="609697" calcext:value-type="float">
            <text:p>609697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2" calcext:value-type="float">
            <text:p>26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7.6229" calcext:value-type="float">
            <text:p>7.6229</text:p>
          </table:table-cell>
          <table:table-cell table:formula="of:=[.Y16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800" calcext:value-type="float">
            <text:p>84800</text:p>
          </table:table-cell>
          <table:table-cell office:value-type="float" office:value="676868" calcext:value-type="float">
            <text:p>676868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8854" calcext:value-type="float">
            <text:p>4885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8.48" calcext:value-type="float">
            <text:p>8.48</text:p>
          </table:table-cell>
          <table:table-cell table:formula="of:=[.Y16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547" calcext:value-type="float">
            <text:p>75547</text:p>
          </table:table-cell>
          <table:table-cell office:value-type="float" office:value="603622" calcext:value-type="float">
            <text:p>603622</text:p>
          </table:table-cell>
          <table:table-cell office:value-type="float" office:value="82590" calcext:value-type="float">
            <text:p>82590</text:p>
          </table:table-cell>
          <table:table-cell office:value-type="float" office:value="33078" calcext:value-type="float">
            <text:p>33078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5425" calcext:value-type="float">
            <text:p>542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7.5547" calcext:value-type="float">
            <text:p>7.5547</text:p>
          </table:table-cell>
          <table:table-cell table:formula="of:=[.Y17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717" calcext:value-type="float">
            <text:p>74717</text:p>
          </table:table-cell>
          <table:table-cell office:value-type="float" office:value="596216" calcext:value-type="float">
            <text:p>596216</text:p>
          </table:table-cell>
          <table:table-cell office:value-type="float" office:value="82599" calcext:value-type="float">
            <text:p>82599</text:p>
          </table:table-cell>
          <table:table-cell office:value-type="float" office:value="33087" calcext:value-type="float">
            <text:p>33087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91" calcext:value-type="float">
            <text:p>16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7.4717" calcext:value-type="float">
            <text:p>7.4717</text:p>
          </table:table-cell>
          <table:table-cell table:formula="of:=[.Y17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698" calcext:value-type="float">
            <text:p>74698</text:p>
          </table:table-cell>
          <table:table-cell office:value-type="float" office:value="596043" calcext:value-type="float">
            <text:p>596043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06" calcext:value-type="float">
            <text:p>160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7.4698" calcext:value-type="float">
            <text:p>7.4698</text:p>
          </table:table-cell>
          <table:table-cell table:formula="of:=[.Y17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121" calcext:value-type="float">
            <text:p>84121</text:p>
          </table:table-cell>
          <table:table-cell office:value-type="float" office:value="671003" calcext:value-type="float">
            <text:p>671003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405" calcext:value-type="float">
            <text:p>444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8.4121" calcext:value-type="float">
            <text:p>8.4121</text:p>
          </table:table-cell>
          <table:table-cell table:formula="of:=[.Y17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760" calcext:value-type="float">
            <text:p>74760</text:p>
          </table:table-cell>
          <table:table-cell office:value-type="float" office:value="597388" calcext:value-type="float">
            <text:p>597388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410" calcext:value-type="float">
            <text:p>241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7.476" calcext:value-type="float">
            <text:p>7.476</text:p>
          </table:table-cell>
          <table:table-cell table:formula="of:=[.Y17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187" calcext:value-type="float">
            <text:p>74187</text:p>
          </table:table-cell>
          <table:table-cell office:value-type="float" office:value="593350" calcext:value-type="float">
            <text:p>59335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5" calcext:value-type="float">
            <text:p>2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7.4187" calcext:value-type="float">
            <text:p>7.4187</text:p>
          </table:table-cell>
          <table:table-cell table:formula="of:=[.Y17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181" calcext:value-type="float">
            <text:p>74181</text:p>
          </table:table-cell>
          <table:table-cell office:value-type="float" office:value="593310" calcext:value-type="float">
            <text:p>59331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1" calcext:value-type="float">
            <text:p>26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7.4181" calcext:value-type="float">
            <text:p>7.4181</text:p>
          </table:table-cell>
          <table:table-cell table:formula="of:=[.Y17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532" calcext:value-type="float">
            <text:p>83532</text:p>
          </table:table-cell>
          <table:table-cell office:value-type="float" office:value="667135" calcext:value-type="float">
            <text:p>667135</text:p>
          </table:table-cell>
          <table:table-cell office:value-type="float" office:value="117394" calcext:value-type="float">
            <text:p>117394</text:p>
          </table:table-cell>
          <table:table-cell office:value-type="float" office:value="67882" calcext:value-type="float">
            <text:p>67882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666" calcext:value-type="float">
            <text:p>5266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8.3532" calcext:value-type="float">
            <text:p>8.3532</text:p>
          </table:table-cell>
          <table:table-cell table:formula="of:=[.Y17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007" calcext:value-type="float">
            <text:p>74007</text:p>
          </table:table-cell>
          <table:table-cell office:value-type="float" office:value="591176" calcext:value-type="float">
            <text:p>591176</text:p>
          </table:table-cell>
          <table:table-cell office:value-type="float" office:value="117418" calcext:value-type="float">
            <text:p>117418</text:p>
          </table:table-cell>
          <table:table-cell office:value-type="float" office:value="67906" calcext:value-type="float">
            <text:p>67906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6528" calcext:value-type="float">
            <text:p>65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7.4007" calcext:value-type="float">
            <text:p>7.4007</text:p>
          </table:table-cell>
          <table:table-cell table:formula="of:=[.Y17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351" calcext:value-type="float">
            <text:p>72351</text:p>
          </table:table-cell>
          <table:table-cell office:value-type="float" office:value="578603" calcext:value-type="float">
            <text:p>578603</text:p>
          </table:table-cell>
          <table:table-cell office:value-type="float" office:value="117429" calcext:value-type="float">
            <text:p>117429</text:p>
          </table:table-cell>
          <table:table-cell office:value-type="float" office:value="67917" calcext:value-type="float">
            <text:p>67917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05" calcext:value-type="float">
            <text:p>2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7.2351" calcext:value-type="float">
            <text:p>7.2351</text:p>
          </table:table-cell>
          <table:table-cell table:formula="of:=[.Y17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32" calcext:value-type="float">
            <text:p>72332</text:p>
          </table:table-cell>
          <table:table-cell office:value-type="float" office:value="578528" calcext:value-type="float">
            <text:p>578528</text:p>
          </table:table-cell>
          <table:table-cell office:value-type="float" office:value="117430" calcext:value-type="float">
            <text:p>117430</text:p>
          </table:table-cell>
          <table:table-cell office:value-type="float" office:value="67918" calcext:value-type="float">
            <text:p>679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7.2332" calcext:value-type="float">
            <text:p>7.2332</text:p>
          </table:table-cell>
          <table:table-cell table:formula="of:=[.Y18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571" calcext:value-type="float">
            <text:p>84571</text:p>
          </table:table-cell>
          <table:table-cell office:value-type="float" office:value="674758" calcext:value-type="float">
            <text:p>674758</text:p>
          </table:table-cell>
          <table:table-cell office:value-type="float" office:value="129970" calcext:value-type="float">
            <text:p>129970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635" calcext:value-type="float">
            <text:p>486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8.4571" calcext:value-type="float">
            <text:p>8.4571</text:p>
          </table:table-cell>
          <table:table-cell table:formula="of:=[.Y18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332" calcext:value-type="float">
            <text:p>75332</text:p>
          </table:table-cell>
          <table:table-cell office:value-type="float" office:value="601999" calcext:value-type="float">
            <text:p>601999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65" calcext:value-type="float">
            <text:p>80465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7.5332" calcext:value-type="float">
            <text:p>7.5332</text:p>
          </table:table-cell>
          <table:table-cell table:formula="of:=[.Y18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17" calcext:value-type="float">
            <text:p>73917</text:p>
          </table:table-cell>
          <table:table-cell office:value-type="float" office:value="591136" calcext:value-type="float">
            <text:p>591136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7.3917" calcext:value-type="float">
            <text:p>7.3917</text:p>
          </table:table-cell>
          <table:table-cell table:formula="of:=[.Y18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908" calcext:value-type="float">
            <text:p>73908</text:p>
          </table:table-cell>
          <table:table-cell office:value-type="float" office:value="591100" calcext:value-type="float">
            <text:p>591100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7.3908" calcext:value-type="float">
            <text:p>7.3908</text:p>
          </table:table-cell>
          <table:table-cell table:formula="of:=[.Y18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65" calcext:value-type="float">
            <text:p>81765</text:p>
          </table:table-cell>
          <table:table-cell office:value-type="float" office:value="652760" calcext:value-type="float">
            <text:p>652760</text:p>
          </table:table-cell>
          <table:table-cell office:value-type="float" office:value="119301" calcext:value-type="float">
            <text:p>119301</text:p>
          </table:table-cell>
          <table:table-cell office:value-type="float" office:value="69789" calcext:value-type="float">
            <text:p>6978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023" calcext:value-type="float">
            <text:p>5202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8.1765" calcext:value-type="float">
            <text:p>8.1765</text:p>
          </table:table-cell>
          <table:table-cell table:formula="of:=[.Y18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929" calcext:value-type="float">
            <text:p>71929</text:p>
          </table:table-cell>
          <table:table-cell office:value-type="float" office:value="574813" calcext:value-type="float">
            <text:p>574813</text:p>
          </table:table-cell>
          <table:table-cell office:value-type="float" office:value="119330" calcext:value-type="float">
            <text:p>119330</text:p>
          </table:table-cell>
          <table:table-cell office:value-type="float" office:value="69818" calcext:value-type="float">
            <text:p>698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573" calcext:value-type="float">
            <text:p>55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7.1929" calcext:value-type="float">
            <text:p>7.1929</text:p>
          </table:table-cell>
          <table:table-cell table:formula="of:=[.Y18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541" calcext:value-type="float">
            <text:p>70541</text:p>
          </table:table-cell>
          <table:table-cell office:value-type="float" office:value="564148" calcext:value-type="float">
            <text:p>564148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13" calcext:value-type="float">
            <text:p>2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7.0541" calcext:value-type="float">
            <text:p>7.0541</text:p>
          </table:table-cell>
          <table:table-cell table:formula="of:=[.Y18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523" calcext:value-type="float">
            <text:p>70523</text:p>
          </table:table-cell>
          <table:table-cell office:value-type="float" office:value="564055" calcext:value-type="float">
            <text:p>564055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7.0523" calcext:value-type="float">
            <text:p>7.0523</text:p>
          </table:table-cell>
          <table:table-cell table:formula="of:=[.Y18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57" calcext:value-type="float">
            <text:p>84257</text:p>
          </table:table-cell>
          <table:table-cell office:value-type="float" office:value="672280" calcext:value-type="float">
            <text:p>672280</text:p>
          </table:table-cell>
          <table:table-cell office:value-type="float" office:value="144442" calcext:value-type="float">
            <text:p>144442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182" calcext:value-type="float">
            <text:p>481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8.4257" calcext:value-type="float">
            <text:p>8.4257</text:p>
          </table:table-cell>
          <table:table-cell table:formula="of:=[.Y18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5093" calcext:value-type="float">
            <text:p>75093</text:p>
          </table:table-cell>
          <table:table-cell office:value-type="float" office:value="600088" calcext:value-type="float">
            <text:p>600088</text:p>
          </table:table-cell>
          <table:table-cell office:value-type="float" office:value="144449" calcext:value-type="float">
            <text:p>144449</text:p>
          </table:table-cell>
          <table:table-cell office:value-type="float" office:value="94937" calcext:value-type="float">
            <text:p>949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7.5093" calcext:value-type="float">
            <text:p>7.5093</text:p>
          </table:table-cell>
          <table:table-cell table:formula="of:=[.Y19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678" calcext:value-type="float">
            <text:p>73678</text:p>
          </table:table-cell>
          <table:table-cell office:value-type="float" office:value="589225" calcext:value-type="float">
            <text:p>589225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7.3678" calcext:value-type="float">
            <text:p>7.3678</text:p>
          </table:table-cell>
          <table:table-cell table:formula="of:=[.Y19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669" calcext:value-type="float">
            <text:p>73669</text:p>
          </table:table-cell>
          <table:table-cell office:value-type="float" office:value="589189" calcext:value-type="float">
            <text:p>589189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7.3669" calcext:value-type="float">
            <text:p>7.3669</text:p>
          </table:table-cell>
          <table:table-cell table:formula="of:=[.Y19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374" calcext:value-type="float">
            <text:p>77374</text:p>
          </table:table-cell>
          <table:table-cell office:value-type="float" office:value="618033" calcext:value-type="float">
            <text:p>618033</text:p>
          </table:table-cell>
          <table:table-cell office:value-type="float" office:value="51720" calcext:value-type="float">
            <text:p>51720</text:p>
          </table:table-cell>
          <table:table-cell office:value-type="float" office:value="2208" calcext:value-type="float">
            <text:p>220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2613" calcext:value-type="float">
            <text:p>626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7.7374" calcext:value-type="float">
            <text:p>7.7374</text:p>
          </table:table-cell>
          <table:table-cell table:formula="of:=[.Y19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46" calcext:value-type="float">
            <text:p>65546</text:p>
          </table:table-cell>
          <table:table-cell office:value-type="float" office:value="523428" calcext:value-type="float">
            <text:p>523428</text:p>
          </table:table-cell>
          <table:table-cell office:value-type="float" office:value="51773" calcext:value-type="float">
            <text:p>51773</text:p>
          </table:table-cell>
          <table:table-cell office:value-type="float" office:value="2261" calcext:value-type="float">
            <text:p>226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582" calcext:value-type="float">
            <text:p>55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6.5546" calcext:value-type="float">
            <text:p>6.5546</text:p>
          </table:table-cell>
          <table:table-cell table:formula="of:=[.Y19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126" calcext:value-type="float">
            <text:p>65126</text:p>
          </table:table-cell>
          <table:table-cell office:value-type="float" office:value="520097" calcext:value-type="float">
            <text:p>520097</text:p>
          </table:table-cell>
          <table:table-cell office:value-type="float" office:value="51784" calcext:value-type="float">
            <text:p>51784</text:p>
          </table:table-cell>
          <table:table-cell office:value-type="float" office:value="2272" calcext:value-type="float">
            <text:p>227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846" calcext:value-type="float">
            <text:p>38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6.5126" calcext:value-type="float">
            <text:p>6.5126</text:p>
          </table:table-cell>
          <table:table-cell table:formula="of:=[.Y19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252" calcext:value-type="float">
            <text:p>64252</text:p>
          </table:table-cell>
          <table:table-cell office:value-type="float" office:value="513402" calcext:value-type="float">
            <text:p>513402</text:p>
          </table:table-cell>
          <table:table-cell office:value-type="float" office:value="51792" calcext:value-type="float">
            <text:p>51792</text:p>
          </table:table-cell>
          <table:table-cell office:value-type="float" office:value="2280" calcext:value-type="float">
            <text:p>228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7" calcext:value-type="float">
            <text:p>4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6.4252" calcext:value-type="float">
            <text:p>6.4252</text:p>
          </table:table-cell>
          <table:table-cell table:formula="of:=[.Y19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939" calcext:value-type="float">
            <text:p>76939</text:p>
          </table:table-cell>
          <table:table-cell office:value-type="float" office:value="614005" calcext:value-type="float">
            <text:p>614005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1382" calcext:value-type="float">
            <text:p>613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7.6939" calcext:value-type="float">
            <text:p>7.6939</text:p>
          </table:table-cell>
          <table:table-cell table:formula="of:=[.Y19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784" calcext:value-type="float">
            <text:p>65784</text:p>
          </table:table-cell>
          <table:table-cell office:value-type="float" office:value="525547" calcext:value-type="float">
            <text:p>525547</text:p>
          </table:table-cell>
          <table:table-cell office:value-type="float" office:value="51750" calcext:value-type="float">
            <text:p>51750</text:p>
          </table:table-cell>
          <table:table-cell office:value-type="float" office:value="2238" calcext:value-type="float">
            <text:p>223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844" calcext:value-type="float">
            <text:p>684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6.5784" calcext:value-type="float">
            <text:p>6.5784</text:p>
          </table:table-cell>
          <table:table-cell table:formula="of:=[.Y19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00" calcext:value-type="float">
            <text:p>64200</text:p>
          </table:table-cell>
          <table:table-cell office:value-type="float" office:value="513163" calcext:value-type="float">
            <text:p>513163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73" calcext:value-type="float">
            <text:p>4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6.42" calcext:value-type="float">
            <text:p>6.42</text:p>
          </table:table-cell>
          <table:table-cell table:formula="of:=[.Y19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581" calcext:value-type="float">
            <text:p>64581</text:p>
          </table:table-cell>
          <table:table-cell office:value-type="float" office:value="515542" calcext:value-type="float">
            <text:p>51554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657" calcext:value-type="float">
            <text:p>165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6.4581" calcext:value-type="float">
            <text:p>6.4581</text:p>
          </table:table-cell>
          <table:table-cell table:formula="of:=[.Y20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13" calcext:value-type="float">
            <text:p>75613</text:p>
          </table:table-cell>
          <table:table-cell office:value-type="float" office:value="603815" calcext:value-type="float">
            <text:p>603815</text:p>
          </table:table-cell>
          <table:table-cell office:value-type="float" office:value="51719" calcext:value-type="float">
            <text:p>51719</text:p>
          </table:table-cell>
          <table:table-cell office:value-type="float" office:value="2207" calcext:value-type="float">
            <text:p>220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148" calcext:value-type="float">
            <text:p>651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7.5613" calcext:value-type="float">
            <text:p>7.5613</text:p>
          </table:table-cell>
          <table:table-cell table:formula="of:=[.Y20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01" calcext:value-type="float">
            <text:p>63601</text:p>
          </table:table-cell>
          <table:table-cell office:value-type="float" office:value="507614" calcext:value-type="float">
            <text:p>507614</text:p>
          </table:table-cell>
          <table:table-cell office:value-type="float" office:value="51770" calcext:value-type="float">
            <text:p>51770</text:p>
          </table:table-cell>
          <table:table-cell office:value-type="float" office:value="2258" calcext:value-type="float">
            <text:p>22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870" calcext:value-type="float">
            <text:p>587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6.3601" calcext:value-type="float">
            <text:p>6.3601</text:p>
          </table:table-cell>
          <table:table-cell table:formula="of:=[.Y20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555" calcext:value-type="float">
            <text:p>62555</text:p>
          </table:table-cell>
          <table:table-cell office:value-type="float" office:value="499815" calcext:value-type="float">
            <text:p>499815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98" calcext:value-type="float">
            <text:p>189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6.2555" calcext:value-type="float">
            <text:p>6.2555</text:p>
          </table:table-cell>
          <table:table-cell table:formula="of:=[.Y20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461" calcext:value-type="float">
            <text:p>62461</text:p>
          </table:table-cell>
          <table:table-cell office:value-type="float" office:value="498570" calcext:value-type="float">
            <text:p>498570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263" calcext:value-type="float">
            <text:p>12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6.2461" calcext:value-type="float">
            <text:p>6.2461</text:p>
          </table:table-cell>
          <table:table-cell table:formula="of:=[.Y20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604" calcext:value-type="float">
            <text:p>75604</text:p>
          </table:table-cell>
          <table:table-cell office:value-type="float" office:value="603637" calcext:value-type="float">
            <text:p>603637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695" calcext:value-type="float">
            <text:p>656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7.5604" calcext:value-type="float">
            <text:p>7.5604</text:p>
          </table:table-cell>
          <table:table-cell table:formula="of:=[.Y20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3502" calcext:value-type="float">
            <text:p>63502</text:p>
          </table:table-cell>
          <table:table-cell office:value-type="float" office:value="507425" calcext:value-type="float">
            <text:p>507425</text:p>
          </table:table-cell>
          <table:table-cell office:value-type="float" office:value="51749" calcext:value-type="float">
            <text:p>51749</text:p>
          </table:table-cell>
          <table:table-cell office:value-type="float" office:value="2237" calcext:value-type="float">
            <text:p>22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932" calcext:value-type="float">
            <text:p>593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6.3502" calcext:value-type="float">
            <text:p>6.3502</text:p>
          </table:table-cell>
          <table:table-cell table:formula="of:=[.Y20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145" calcext:value-type="float">
            <text:p>62145</text:p>
          </table:table-cell>
          <table:table-cell office:value-type="float" office:value="496710" calcext:value-type="float">
            <text:p>496710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36" calcext:value-type="float">
            <text:p>43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6.2145" calcext:value-type="float">
            <text:p>6.2145</text:p>
          </table:table-cell>
          <table:table-cell table:formula="of:=[.Y20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527" calcext:value-type="float">
            <text:p>62527</text:p>
          </table:table-cell>
          <table:table-cell office:value-type="float" office:value="499502" calcext:value-type="float">
            <text:p>49950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28" calcext:value-type="float">
            <text:p>18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6.2527" calcext:value-type="float">
            <text:p>6.2527</text:p>
          </table:table-cell>
          <table:table-cell table:formula="of:=[.Y20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7.6665" calcext:value-type="float">
            <text:p>7.6665</text:p>
          </table:table-cell>
          <table:table-cell table:formula="of:=[.Y20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6.2631" calcext:value-type="float">
            <text:p>6.2631</text:p>
          </table:table-cell>
          <table:table-cell table:formula="of:=[.Y2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6.2303" calcext:value-type="float">
            <text:p>6.2303</text:p>
          </table:table-cell>
          <table:table-cell table:formula="of:=[.Y2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6.2292" calcext:value-type="float">
            <text:p>6.2292</text:p>
          </table:table-cell>
          <table:table-cell table:formula="of:=[.Y2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7.5822" calcext:value-type="float">
            <text:p>7.5822</text:p>
          </table:table-cell>
          <table:table-cell table:formula="of:=[.Y2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6.4824" calcext:value-type="float">
            <text:p>6.4824</text:p>
          </table:table-cell>
          <table:table-cell table:formula="of:=[.Y21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6.2309" calcext:value-type="float">
            <text:p>6.2309</text:p>
          </table:table-cell>
          <table:table-cell table:formula="of:=[.Y21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6.2299" calcext:value-type="float">
            <text:p>6.2299</text:p>
          </table:table-cell>
          <table:table-cell table:formula="of:=[.Y21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7.5533" calcext:value-type="float">
            <text:p>7.5533</text:p>
          </table:table-cell>
          <table:table-cell table:formula="of:=[.Y21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6.2448" calcext:value-type="float">
            <text:p>6.2448</text:p>
          </table:table-cell>
          <table:table-cell table:formula="of:=[.Y21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6.0253" calcext:value-type="float">
            <text:p>6.0253</text:p>
          </table:table-cell>
          <table:table-cell table:formula="of:=[.Y21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6.0246" calcext:value-type="float">
            <text:p>6.0246</text:p>
          </table:table-cell>
          <table:table-cell table:formula="of:=[.Y22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7.5056" calcext:value-type="float">
            <text:p>7.5056</text:p>
          </table:table-cell>
          <table:table-cell table:formula="of:=[.Y22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6.2799" calcext:value-type="float">
            <text:p>6.2799</text:p>
          </table:table-cell>
          <table:table-cell table:formula="of:=[.Y22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6.0259" calcext:value-type="float">
            <text:p>6.0259</text:p>
          </table:table-cell>
          <table:table-cell table:formula="of:=[.Y22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6.0251" calcext:value-type="float">
            <text:p>6.0251</text:p>
          </table:table-cell>
          <table:table-cell table:formula="of:=[.Y22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7.6665" calcext:value-type="float">
            <text:p>7.6665</text:p>
          </table:table-cell>
          <table:table-cell table:formula="of:=[.Y22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6.2631" calcext:value-type="float">
            <text:p>6.2631</text:p>
          </table:table-cell>
          <table:table-cell table:formula="of:=[.Y22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6.2303" calcext:value-type="float">
            <text:p>6.2303</text:p>
          </table:table-cell>
          <table:table-cell table:formula="of:=[.Y22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6.2292" calcext:value-type="float">
            <text:p>6.2292</text:p>
          </table:table-cell>
          <table:table-cell table:formula="of:=[.Y22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7.5822" calcext:value-type="float">
            <text:p>7.5822</text:p>
          </table:table-cell>
          <table:table-cell table:formula="of:=[.Y22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6.4824" calcext:value-type="float">
            <text:p>6.4824</text:p>
          </table:table-cell>
          <table:table-cell table:formula="of:=[.Y23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6.2309" calcext:value-type="float">
            <text:p>6.2309</text:p>
          </table:table-cell>
          <table:table-cell table:formula="of:=[.Y23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6.2299" calcext:value-type="float">
            <text:p>6.2299</text:p>
          </table:table-cell>
          <table:table-cell table:formula="of:=[.Y23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7.5533" calcext:value-type="float">
            <text:p>7.5533</text:p>
          </table:table-cell>
          <table:table-cell table:formula="of:=[.Y23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6.2448" calcext:value-type="float">
            <text:p>6.2448</text:p>
          </table:table-cell>
          <table:table-cell table:formula="of:=[.Y23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6.0253" calcext:value-type="float">
            <text:p>6.0253</text:p>
          </table:table-cell>
          <table:table-cell table:formula="of:=[.Y23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6.0246" calcext:value-type="float">
            <text:p>6.0246</text:p>
          </table:table-cell>
          <table:table-cell table:formula="of:=[.Y23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7.5056" calcext:value-type="float">
            <text:p>7.5056</text:p>
          </table:table-cell>
          <table:table-cell table:formula="of:=[.Y23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6.2799" calcext:value-type="float">
            <text:p>6.2799</text:p>
          </table:table-cell>
          <table:table-cell table:formula="of:=[.Y23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6.0259" calcext:value-type="float">
            <text:p>6.0259</text:p>
          </table:table-cell>
          <table:table-cell table:formula="of:=[.Y23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6.0251" calcext:value-type="float">
            <text:p>6.0251</text:p>
          </table:table-cell>
          <table:table-cell table:formula="of:=[.Y240]" office:value-type="float" office:value="642129" calcext:value-type="float">
            <text:p>642129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20k)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20000" office:value-type="float" office:value="32.10645" calcext:value-type="float">
            <text:p>32.1064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20000" office:value-type="float" office:value="30.4547" calcext:value-type="float">
            <text:p>30.454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20000" office:value-type="float" office:value="30.46175" calcext:value-type="float">
            <text:p>30.4617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20000" office:value-type="float" office:value="30.46155" calcext:value-type="float">
            <text:p>30.461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20000" office:value-type="float" office:value="29.6355" calcext:value-type="float">
            <text:p>29.63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20000" office:value-type="float" office:value="29.64255" calcext:value-type="float">
            <text:p>29.642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20000" office:value-type="float" office:value="29.64235" calcext:value-type="float">
            <text:p>29.6423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20000" office:value-type="float" office:value="28.90375" calcext:value-type="float">
            <text:p>28.9037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20000" office:value-type="float" office:value="29.53415" calcext:value-type="float">
            <text:p>29.5341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20000" office:value-type="float" office:value="29.53395" calcext:value-type="float">
            <text:p>29.5339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20000" office:value-type="float" office:value="28.18015" calcext:value-type="float">
            <text:p>28.1801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20000" office:value-type="float" office:value="29.4386" calcext:value-type="float">
            <text:p>29.438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20000" office:value-type="float" office:value="29.4384" calcext:value-type="float">
            <text:p>29.438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20000" office:value-type="float" office:value="25.61585" calcext:value-type="float">
            <text:p>25.6158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20000" office:value-type="float" office:value="25.6164" calcext:value-type="float">
            <text:p>25.616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20000" office:value-type="float" office:value="25.6162" calcext:value-type="float">
            <text:p>25.616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20000" office:value-type="float" office:value="24.79665" calcext:value-type="float">
            <text:p>24.7966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20000" office:value-type="float" office:value="24.7972" calcext:value-type="float">
            <text:p>24.797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20000" office:value-type="float" office:value="24.797" calcext:value-type="float">
            <text:p>24.79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20000" office:value-type="float" office:value="24.88545" calcext:value-type="float">
            <text:p>24.8854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20000" office:value-type="float" office:value="24.8888" calcext:value-type="float">
            <text:p>24.888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20000" office:value-type="float" office:value="24.8886" calcext:value-type="float">
            <text:p>24.888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20000" office:value-type="float" office:value="24.06625" calcext:value-type="float">
            <text:p>24.0662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20000" office:value-type="float" office:value="24.0696" calcext:value-type="float">
            <text:p>24.069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20000" office:value-type="float" office:value="24.0694" calcext:value-type="float">
            <text:p>24.069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20000" office:value-type="float" office:value="24.88545" calcext:value-type="float">
            <text:p>24.8854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20000" office:value-type="float" office:value="24.8888" calcext:value-type="float">
            <text:p>24.888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20000" office:value-type="float" office:value="24.8886" calcext:value-type="float">
            <text:p>24.888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20000" office:value-type="float" office:value="24.06625" calcext:value-type="float">
            <text:p>24.0662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20000" office:value-type="float" office:value="24.0696" calcext:value-type="float">
            <text:p>24.069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20000" office:value-type="float" office:value="24.0694" calcext:value-type="float">
            <text:p>24.0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32.1094" calcext:value-type="float">
            <text:p>32.109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32.1089" calcext:value-type="float">
            <text:p>32.108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30.4574" calcext:value-type="float">
            <text:p>30.457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30.457" calcext:value-type="float">
            <text:p>30.45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30.4646" calcext:value-type="float">
            <text:p>30.464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30.4635" calcext:value-type="float">
            <text:p>30.463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30.4635" calcext:value-type="float">
            <text:p>30.463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29.6382" calcext:value-type="float">
            <text:p>29.638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29.6378" calcext:value-type="float">
            <text:p>29.637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29.6454" calcext:value-type="float">
            <text:p>29.64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29.6443" calcext:value-type="float">
            <text:p>29.644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29.6443" calcext:value-type="float">
            <text:p>29.644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28.9063" calcext:value-type="float">
            <text:p>28.906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28.9059" calcext:value-type="float">
            <text:p>28.905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29.5369" calcext:value-type="float">
            <text:p>29.536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29.5358" calcext:value-type="float">
            <text:p>29.535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29.5358" calcext:value-type="float">
            <text:p>29.5358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28.1827" calcext:value-type="float">
            <text:p>28.1827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28.1823" calcext:value-type="float">
            <text:p>28.1823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29.4413" calcext:value-type="float">
            <text:p>29.4413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29.4402" calcext:value-type="float">
            <text:p>29.4402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29.4402" calcext:value-type="float">
            <text:p>29.44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25.6185" calcext:value-type="float">
            <text:p>25.618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25.618" calcext:value-type="float">
            <text:p>25.6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25.619" calcext:value-type="float">
            <text:p>25.61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25.6183" calcext:value-type="float">
            <text:p>25.618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25.6181" calcext:value-type="float">
            <text:p>25.61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24.7993" calcext:value-type="float">
            <text:p>24.79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24.7988" calcext:value-type="float">
            <text:p>24.79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24.7998" calcext:value-type="float">
            <text:p>24.799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24.7991" calcext:value-type="float">
            <text:p>24.799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24.7989" calcext:value-type="float">
            <text:p>24.79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24.8881" calcext:value-type="float">
            <text:p>24.88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24.8876" calcext:value-type="float">
            <text:p>24.8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24.8914" calcext:value-type="float">
            <text:p>24.891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24.8907" calcext:value-type="float">
            <text:p>24.890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24.8905" calcext:value-type="float">
            <text:p>24.890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24.0689" calcext:value-type="float">
            <text:p>24.06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24.0684" calcext:value-type="float">
            <text:p>24.068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24.0722" calcext:value-type="float">
            <text:p>24.07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24.0715" calcext:value-type="float">
            <text:p>24.07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24.0713" calcext:value-type="float">
            <text:p>24.071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24.8881" calcext:value-type="float">
            <text:p>24.88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24.8876" calcext:value-type="float">
            <text:p>24.8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24.8914" calcext:value-type="float">
            <text:p>24.891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24.8907" calcext:value-type="float">
            <text:p>24.890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24.8905" calcext:value-type="float">
            <text:p>24.890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24.0689" calcext:value-type="float">
            <text:p>24.06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24.0684" calcext:value-type="float">
            <text:p>24.068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24.0722" calcext:value-type="float">
            <text:p>24.07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24.0715" calcext:value-type="float">
            <text:p>24.07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24.0713" calcext:value-type="float">
            <text:p>24.07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4 CU Cycles (5k)</text:p>
          </table:table-cell>
          <table:table-cell office:value-type="string" calcext:value-type="string">
            <text:p>8 CU Cycles (5k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5000" office:value-type="float" office:value="32.1196" calcext:value-type="float">
            <text:p>32.1196</text:p>
          </table:table-cell>
          <table:table-cell table:formula="of:=[.G158]/5000" office:value-type="float" office:value="17.919" calcext:value-type="float">
            <text:p>17.91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5000" office:value-type="float" office:value="32.1158" calcext:value-type="float">
            <text:p>32.1158</text:p>
          </table:table-cell>
          <table:table-cell table:formula="of:=[.G159]/5000" office:value-type="float" office:value="16.1654" calcext:value-type="float">
            <text:p>16.165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5000" office:value-type="float" office:value="32.1148" calcext:value-type="float">
            <text:p>32.1148</text:p>
          </table:table-cell>
          <table:table-cell table:formula="of:=[.G160]/5000" office:value-type="float" office:value="16.071" calcext:value-type="float">
            <text:p>16.07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5000" office:value-type="float" office:value="30.979" calcext:value-type="float">
            <text:p>30.979</text:p>
          </table:table-cell>
          <table:table-cell table:formula="of:=[.G161]/5000" office:value-type="float" office:value="16.0662" calcext:value-type="float">
            <text:p>16.066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5000" office:value-type="float" office:value="30.461" calcext:value-type="float">
            <text:p>30.461</text:p>
          </table:table-cell>
          <table:table-cell table:formula="of:=[.G162]/5000" office:value-type="float" office:value="17.1818" calcext:value-type="float">
            <text:p>17.181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5000" office:value-type="float" office:value="30.462" calcext:value-type="float">
            <text:p>30.462</text:p>
          </table:table-cell>
          <table:table-cell table:formula="of:=[.G163]/5000" office:value-type="float" office:value="15.4638" calcext:value-type="float">
            <text:p>15.463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5000" office:value-type="float" office:value="30.5668" calcext:value-type="float">
            <text:p>30.5668</text:p>
          </table:table-cell>
          <table:table-cell table:formula="of:=[.G164]/5000" office:value-type="float" office:value="15.3536" calcext:value-type="float">
            <text:p>15.353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5000" office:value-type="float" office:value="30.4698" calcext:value-type="float">
            <text:p>30.4698</text:p>
          </table:table-cell>
          <table:table-cell table:formula="of:=[.G165]/5000" office:value-type="float" office:value="15.5354" calcext:value-type="float">
            <text:p>15.535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5000" office:value-type="float" office:value="30.4688" calcext:value-type="float">
            <text:p>30.4688</text:p>
          </table:table-cell>
          <table:table-cell table:formula="of:=[.G166]/5000" office:value-type="float" office:value="17.3576" calcext:value-type="float">
            <text:p>17.357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5000" office:value-type="float" office:value="30.468" calcext:value-type="float">
            <text:p>30.468</text:p>
          </table:table-cell>
          <table:table-cell table:formula="of:=[.G167]/5000" office:value-type="float" office:value="15.579" calcext:value-type="float">
            <text:p>15.57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5000" office:value-type="float" office:value="30.008" calcext:value-type="float">
            <text:p>30.008</text:p>
          </table:table-cell>
          <table:table-cell table:formula="of:=[.G168]/5000" office:value-type="float" office:value="15.2468" calcext:value-type="float">
            <text:p>15.246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5000" office:value-type="float" office:value="29.6418" calcext:value-type="float">
            <text:p>29.6418</text:p>
          </table:table-cell>
          <table:table-cell table:formula="of:=[.G169]/5000" office:value-type="float" office:value="15.2458" calcext:value-type="float">
            <text:p>15.245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5000" office:value-type="float" office:value="29.6428" calcext:value-type="float">
            <text:p>29.6428</text:p>
          </table:table-cell>
          <table:table-cell table:formula="of:=[.G170]/5000" office:value-type="float" office:value="16.96" calcext:value-type="float">
            <text:p>16.9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5000" office:value-type="float" office:value="29.6564" calcext:value-type="float">
            <text:p>29.6564</text:p>
          </table:table-cell>
          <table:table-cell table:formula="of:=[.G171]/5000" office:value-type="float" office:value="15.1094" calcext:value-type="float">
            <text:p>15.109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5000" office:value-type="float" office:value="29.6506" calcext:value-type="float">
            <text:p>29.6506</text:p>
          </table:table-cell>
          <table:table-cell table:formula="of:=[.G172]/5000" office:value-type="float" office:value="14.9434" calcext:value-type="float">
            <text:p>14.943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5000" office:value-type="float" office:value="29.6496" calcext:value-type="float">
            <text:p>29.6496</text:p>
          </table:table-cell>
          <table:table-cell table:formula="of:=[.G173]/5000" office:value-type="float" office:value="14.9396" calcext:value-type="float">
            <text:p>14.939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5000" office:value-type="float" office:value="29.6488" calcext:value-type="float">
            <text:p>29.6488</text:p>
          </table:table-cell>
          <table:table-cell table:formula="of:=[.G174]/5000" office:value-type="float" office:value="16.8242" calcext:value-type="float">
            <text:p>16.82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5000" office:value-type="float" office:value="28.9144" calcext:value-type="float">
            <text:p>28.9144</text:p>
          </table:table-cell>
          <table:table-cell table:formula="of:=[.G175]/5000" office:value-type="float" office:value="14.952" calcext:value-type="float">
            <text:p>14.95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5000" office:value-type="float" office:value="28.9098" calcext:value-type="float">
            <text:p>28.9098</text:p>
          </table:table-cell>
          <table:table-cell table:formula="of:=[.G176]/5000" office:value-type="float" office:value="14.8374" calcext:value-type="float">
            <text:p>14.837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5000" office:value-type="float" office:value="28.9116" calcext:value-type="float">
            <text:p>28.9116</text:p>
          </table:table-cell>
          <table:table-cell table:formula="of:=[.G177]/5000" office:value-type="float" office:value="14.8362" calcext:value-type="float">
            <text:p>14.836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5000" office:value-type="float" office:value="29.816" calcext:value-type="float">
            <text:p>29.816</text:p>
          </table:table-cell>
          <table:table-cell table:formula="of:=[.G178]/5000" office:value-type="float" office:value="16.7064" calcext:value-type="float">
            <text:p>16.706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5000" office:value-type="float" office:value="29.541" calcext:value-type="float">
            <text:p>29.541</text:p>
          </table:table-cell>
          <table:table-cell table:formula="of:=[.G179]/5000" office:value-type="float" office:value="14.8014" calcext:value-type="float">
            <text:p>14.801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5000" office:value-type="float" office:value="29.5402" calcext:value-type="float">
            <text:p>29.5402</text:p>
          </table:table-cell>
          <table:table-cell table:formula="of:=[.G180]/5000" office:value-type="float" office:value="14.4702" calcext:value-type="float">
            <text:p>14.470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5000" office:value-type="float" office:value="29.5396" calcext:value-type="float">
            <text:p>29.5396</text:p>
          </table:table-cell>
          <table:table-cell table:formula="of:=[.G181]/5000" office:value-type="float" office:value="14.4664" calcext:value-type="float">
            <text:p>14.466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5000" office:value-type="float" office:value="28.1906" calcext:value-type="float">
            <text:p>28.1906</text:p>
          </table:table-cell>
          <table:table-cell table:formula="of:=[.G182]/5000" office:value-type="float" office:value="16.9142" calcext:value-type="float">
            <text:p>16.91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5000" office:value-type="float" office:value="28.1862" calcext:value-type="float">
            <text:p>28.1862</text:p>
          </table:table-cell>
          <table:table-cell table:formula="of:=[.G183]/5000" office:value-type="float" office:value="15.0664" calcext:value-type="float">
            <text:p>15.066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5000" office:value-type="float" office:value="28.1878" calcext:value-type="float">
            <text:p>28.1878</text:p>
          </table:table-cell>
          <table:table-cell table:formula="of:=[.G184]/5000" office:value-type="float" office:value="14.7834" calcext:value-type="float">
            <text:p>14.783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5000" office:value-type="float" office:value="29.6686" calcext:value-type="float">
            <text:p>29.6686</text:p>
          </table:table-cell>
          <table:table-cell table:formula="of:=[.G185]/5000" office:value-type="float" office:value="14.7816" calcext:value-type="float">
            <text:p>14.781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5000" office:value-type="float" office:value="29.4454" calcext:value-type="float">
            <text:p>29.4454</text:p>
          </table:table-cell>
          <table:table-cell table:formula="of:=[.G186]/5000" office:value-type="float" office:value="16.353" calcext:value-type="float">
            <text:p>16.35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5000" office:value-type="float" office:value="29.4446" calcext:value-type="float">
            <text:p>29.4446</text:p>
          </table:table-cell>
          <table:table-cell table:formula="of:=[.G187]/5000" office:value-type="float" office:value="14.3858" calcext:value-type="float">
            <text:p>14.385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5000" office:value-type="float" office:value="29.444" calcext:value-type="float">
            <text:p>29.444</text:p>
          </table:table-cell>
          <table:table-cell table:formula="of:=[.G188]/5000" office:value-type="float" office:value="14.1082" calcext:value-type="float">
            <text:p>14.108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5000" office:value-type="float" office:value="25.7396" calcext:value-type="float">
            <text:p>25.7396</text:p>
          </table:table-cell>
          <table:table-cell table:formula="of:=[.G189]/5000" office:value-type="float" office:value="14.1046" calcext:value-type="float">
            <text:p>14.104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5000" office:value-type="float" office:value="25.6218" calcext:value-type="float">
            <text:p>25.6218</text:p>
          </table:table-cell>
          <table:table-cell table:formula="of:=[.G190]/5000" office:value-type="float" office:value="16.8514" calcext:value-type="float">
            <text:p>16.851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5000" office:value-type="float" office:value="25.6214" calcext:value-type="float">
            <text:p>25.6214</text:p>
          </table:table-cell>
          <table:table-cell table:formula="of:=[.G191]/5000" office:value-type="float" office:value="15.0186" calcext:value-type="float">
            <text:p>15.018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5000" office:value-type="float" office:value="25.7434" calcext:value-type="float">
            <text:p>25.7434</text:p>
          </table:table-cell>
          <table:table-cell table:formula="of:=[.G192]/5000" office:value-type="float" office:value="14.7356" calcext:value-type="float">
            <text:p>14.735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5000" office:value-type="float" office:value="25.6224" calcext:value-type="float">
            <text:p>25.6224</text:p>
          </table:table-cell>
          <table:table-cell table:formula="of:=[.G193]/5000" office:value-type="float" office:value="14.7338" calcext:value-type="float">
            <text:p>14.733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5000" office:value-type="float" office:value="25.6212" calcext:value-type="float">
            <text:p>25.6212</text:p>
          </table:table-cell>
          <table:table-cell table:formula="of:=[.G194]/5000" office:value-type="float" office:value="15.4748" calcext:value-type="float">
            <text:p>15.474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5000" office:value-type="float" office:value="25.6212" calcext:value-type="float">
            <text:p>25.6212</text:p>
          </table:table-cell>
          <table:table-cell table:formula="of:=[.G195]/5000" office:value-type="float" office:value="13.1092" calcext:value-type="float">
            <text:p>13.109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5000" office:value-type="float" office:value="24.9512" calcext:value-type="float">
            <text:p>24.9512</text:p>
          </table:table-cell>
          <table:table-cell table:formula="of:=[.G196]/5000" office:value-type="float" office:value="13.0252" calcext:value-type="float">
            <text:p>13.025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5000" office:value-type="float" office:value="24.8026" calcext:value-type="float">
            <text:p>24.8026</text:p>
          </table:table-cell>
          <table:table-cell table:formula="of:=[.G197]/5000" office:value-type="float" office:value="12.8504" calcext:value-type="float">
            <text:p>12.850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5000" office:value-type="float" office:value="24.8022" calcext:value-type="float">
            <text:p>24.8022</text:p>
          </table:table-cell>
          <table:table-cell table:formula="of:=[.G198]/5000" office:value-type="float" office:value="15.3878" calcext:value-type="float">
            <text:p>15.387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5000" office:value-type="float" office:value="24.9188" calcext:value-type="float">
            <text:p>24.9188</text:p>
          </table:table-cell>
          <table:table-cell table:formula="of:=[.G199]/5000" office:value-type="float" office:value="13.1568" calcext:value-type="float">
            <text:p>13.156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5000" office:value-type="float" office:value="24.8032" calcext:value-type="float">
            <text:p>24.8032</text:p>
          </table:table-cell>
          <table:table-cell table:formula="of:=[.G200]/5000" office:value-type="float" office:value="12.84" calcext:value-type="float">
            <text:p>12.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5000" office:value-type="float" office:value="24.802" calcext:value-type="float">
            <text:p>24.802</text:p>
          </table:table-cell>
          <table:table-cell table:formula="of:=[.G201]/5000" office:value-type="float" office:value="12.9162" calcext:value-type="float">
            <text:p>12.916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5000" office:value-type="float" office:value="24.802" calcext:value-type="float">
            <text:p>24.802</text:p>
          </table:table-cell>
          <table:table-cell table:formula="of:=[.G202]/5000" office:value-type="float" office:value="15.1226" calcext:value-type="float">
            <text:p>15.122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5000" office:value-type="float" office:value="25.603" calcext:value-type="float">
            <text:p>25.603</text:p>
          </table:table-cell>
          <table:table-cell table:formula="of:=[.G203]/5000" office:value-type="float" office:value="12.7202" calcext:value-type="float">
            <text:p>12.720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5000" office:value-type="float" office:value="24.8914" calcext:value-type="float">
            <text:p>24.8914</text:p>
          </table:table-cell>
          <table:table-cell table:formula="of:=[.G204]/5000" office:value-type="float" office:value="12.511" calcext:value-type="float">
            <text:p>12.51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5000" office:value-type="float" office:value="24.8928" calcext:value-type="float">
            <text:p>24.8928</text:p>
          </table:table-cell>
          <table:table-cell table:formula="of:=[.G205]/5000" office:value-type="float" office:value="12.4922" calcext:value-type="float">
            <text:p>12.49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5000" office:value-type="float" office:value="26.382" calcext:value-type="float">
            <text:p>26.382</text:p>
          </table:table-cell>
          <table:table-cell table:formula="of:=[.G206]/5000" office:value-type="float" office:value="15.1208" calcext:value-type="float">
            <text:p>15.120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5000" office:value-type="float" office:value="25.0744" calcext:value-type="float">
            <text:p>25.0744</text:p>
          </table:table-cell>
          <table:table-cell table:formula="of:=[.G207]/5000" office:value-type="float" office:value="12.7004" calcext:value-type="float">
            <text:p>12.700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5000" office:value-type="float" office:value="24.8952" calcext:value-type="float">
            <text:p>24.8952</text:p>
          </table:table-cell>
          <table:table-cell table:formula="of:=[.G208]/5000" office:value-type="float" office:value="12.429" calcext:value-type="float">
            <text:p>12.42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5000" office:value-type="float" office:value="24.8948" calcext:value-type="float">
            <text:p>24.8948</text:p>
          </table:table-cell>
          <table:table-cell table:formula="of:=[.G209]/5000" office:value-type="float" office:value="12.5054" calcext:value-type="float">
            <text:p>12.505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5000" office:value-type="float" office:value="24.7094" calcext:value-type="float">
            <text:p>24.7094</text:p>
          </table:table-cell>
          <table:table-cell table:formula="of:=[.G210]/5000" office:value-type="float" office:value="15.333" calcext:value-type="float">
            <text:p>15.33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5000" office:value-type="float" office:value="24.0722" calcext:value-type="float">
            <text:p>24.0722</text:p>
          </table:table-cell>
          <table:table-cell table:formula="of:=[.G211]/5000" office:value-type="float" office:value="12.5262" calcext:value-type="float">
            <text:p>12.526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5000" office:value-type="float" office:value="24.0736" calcext:value-type="float">
            <text:p>24.0736</text:p>
          </table:table-cell>
          <table:table-cell table:formula="of:=[.G212]/5000" office:value-type="float" office:value="12.4606" calcext:value-type="float">
            <text:p>12.460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5000" office:value-type="float" office:value="25.613" calcext:value-type="float">
            <text:p>25.613</text:p>
          </table:table-cell>
          <table:table-cell table:formula="of:=[.G213]/5000" office:value-type="float" office:value="12.4584" calcext:value-type="float">
            <text:p>12.45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5000" office:value-type="float" office:value="24.2408" calcext:value-type="float">
            <text:p>24.2408</text:p>
          </table:table-cell>
          <table:table-cell table:formula="of:=[.G214]/5000" office:value-type="float" office:value="15.1644" calcext:value-type="float">
            <text:p>15.164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5000" office:value-type="float" office:value="24.076" calcext:value-type="float">
            <text:p>24.076</text:p>
          </table:table-cell>
          <table:table-cell table:formula="of:=[.G215]/5000" office:value-type="float" office:value="12.9648" calcext:value-type="float">
            <text:p>12.964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5000" office:value-type="float" office:value="24.0756" calcext:value-type="float">
            <text:p>24.0756</text:p>
          </table:table-cell>
          <table:table-cell table:formula="of:=[.G216]/5000" office:value-type="float" office:value="12.4618" calcext:value-type="float">
            <text:p>12.461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5000" office:value-type="float" office:value="25.603" calcext:value-type="float">
            <text:p>25.603</text:p>
          </table:table-cell>
          <table:table-cell table:formula="of:=[.G217]/5000" office:value-type="float" office:value="12.4598" calcext:value-type="float">
            <text:p>12.459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5000" office:value-type="float" office:value="24.8914" calcext:value-type="float">
            <text:p>24.8914</text:p>
          </table:table-cell>
          <table:table-cell table:formula="of:=[.G218]/5000" office:value-type="float" office:value="15.1066" calcext:value-type="float">
            <text:p>15.106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5000" office:value-type="float" office:value="24.8928" calcext:value-type="float">
            <text:p>24.8928</text:p>
          </table:table-cell>
          <table:table-cell table:formula="of:=[.G219]/5000" office:value-type="float" office:value="12.4896" calcext:value-type="float">
            <text:p>12.489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5000" office:value-type="float" office:value="26.382" calcext:value-type="float">
            <text:p>26.382</text:p>
          </table:table-cell>
          <table:table-cell table:formula="of:=[.G220]/5000" office:value-type="float" office:value="12.0506" calcext:value-type="float">
            <text:p>12.050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5000" office:value-type="float" office:value="25.0744" calcext:value-type="float">
            <text:p>25.0744</text:p>
          </table:table-cell>
          <table:table-cell table:formula="of:=[.G221]/5000" office:value-type="float" office:value="12.0492" calcext:value-type="float">
            <text:p>12.049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5000" office:value-type="float" office:value="24.8952" calcext:value-type="float">
            <text:p>24.8952</text:p>
          </table:table-cell>
          <table:table-cell table:formula="of:=[.G222]/5000" office:value-type="float" office:value="15.0112" calcext:value-type="float">
            <text:p>15.011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5000" office:value-type="float" office:value="24.8948" calcext:value-type="float">
            <text:p>24.8948</text:p>
          </table:table-cell>
          <table:table-cell table:formula="of:=[.G223]/5000" office:value-type="float" office:value="12.5598" calcext:value-type="float">
            <text:p>12.559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5000" office:value-type="float" office:value="24.7094" calcext:value-type="float">
            <text:p>24.7094</text:p>
          </table:table-cell>
          <table:table-cell table:formula="of:=[.G224]/5000" office:value-type="float" office:value="12.0518" calcext:value-type="float">
            <text:p>12.051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5000" office:value-type="float" office:value="24.0722" calcext:value-type="float">
            <text:p>24.0722</text:p>
          </table:table-cell>
          <table:table-cell table:formula="of:=[.G225]/5000" office:value-type="float" office:value="12.0502" calcext:value-type="float">
            <text:p>12.050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5000" office:value-type="float" office:value="24.0736" calcext:value-type="float">
            <text:p>24.0736</text:p>
          </table:table-cell>
          <table:table-cell table:formula="of:=[.G226]/5000" office:value-type="float" office:value="15.333" calcext:value-type="float">
            <text:p>15.33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5000" office:value-type="float" office:value="25.613" calcext:value-type="float">
            <text:p>25.613</text:p>
          </table:table-cell>
          <table:table-cell table:formula="of:=[.G227]/5000" office:value-type="float" office:value="12.5262" calcext:value-type="float">
            <text:p>12.526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5000" office:value-type="float" office:value="24.2408" calcext:value-type="float">
            <text:p>24.2408</text:p>
          </table:table-cell>
          <table:table-cell table:formula="of:=[.G228]/5000" office:value-type="float" office:value="12.4606" calcext:value-type="float">
            <text:p>12.460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5000" office:value-type="float" office:value="24.076" calcext:value-type="float">
            <text:p>24.076</text:p>
          </table:table-cell>
          <table:table-cell table:formula="of:=[.G229]/5000" office:value-type="float" office:value="12.4584" calcext:value-type="float">
            <text:p>12.45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5000" office:value-type="float" office:value="24.0756" calcext:value-type="float">
            <text:p>24.0756</text:p>
          </table:table-cell>
          <table:table-cell table:formula="of:=[.G230]/5000" office:value-type="float" office:value="15.1644" calcext:value-type="float">
            <text:p>15.16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8.9595" calcext:value-type="float">
            <text:p>8.95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8.0827" calcext:value-type="float">
            <text:p>8.08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8.0355" calcext:value-type="float">
            <text:p>8.035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8.0331" calcext:value-type="float">
            <text:p>8.03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8.5909" calcext:value-type="float">
            <text:p>8.59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7.7319" calcext:value-type="float">
            <text:p>7.731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7.6768" calcext:value-type="float">
            <text:p>7.67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7.7677" calcext:value-type="float">
            <text:p>7.76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8.6788" calcext:value-type="float">
            <text:p>8.67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7.7895" calcext:value-type="float">
            <text:p>7.78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7.6234" calcext:value-type="float">
            <text:p>7.623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7.6229" calcext:value-type="float">
            <text:p>7.62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8.48" calcext:value-type="float">
            <text:p>8.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7.5547" calcext:value-type="float">
            <text:p>7.554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7.4717" calcext:value-type="float">
            <text:p>7.47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7.4698" calcext:value-type="float">
            <text:p>7.469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8.4121" calcext:value-type="float">
            <text:p>8.41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7.476" calcext:value-type="float">
            <text:p>7.4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7.4187" calcext:value-type="float">
            <text:p>7.418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7.4181" calcext:value-type="float">
            <text:p>7.41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8.3532" calcext:value-type="float">
            <text:p>8.35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7.4007" calcext:value-type="float">
            <text:p>7.400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7.2351" calcext:value-type="float">
            <text:p>7.23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7.2332" calcext:value-type="float">
            <text:p>7.23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8.4571" calcext:value-type="float">
            <text:p>8.457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7.5332" calcext:value-type="float">
            <text:p>7.53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7.3917" calcext:value-type="float">
            <text:p>7.39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7.3908" calcext:value-type="float">
            <text:p>7.39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8.1765" calcext:value-type="float">
            <text:p>8.17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7.1929" calcext:value-type="float">
            <text:p>7.19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7.0541" calcext:value-type="float">
            <text:p>7.054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7.0523" calcext:value-type="float">
            <text:p>7.052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8.4257" calcext:value-type="float">
            <text:p>8.425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7.5093" calcext:value-type="float">
            <text:p>7.50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7.3678" calcext:value-type="float">
            <text:p>7.367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7.3669" calcext:value-type="float">
            <text:p>7.366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7.7374" calcext:value-type="float">
            <text:p>7.73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6.5546" calcext:value-type="float">
            <text:p>6.55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6.5126" calcext:value-type="float">
            <text:p>6.512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6.4252" calcext:value-type="float">
            <text:p>6.42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7.6939" calcext:value-type="float">
            <text:p>7.69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6.5784" calcext:value-type="float">
            <text:p>6.578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6.42" calcext:value-type="float">
            <text:p>6.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6.4581" calcext:value-type="float">
            <text:p>6.45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7.5613" calcext:value-type="float">
            <text:p>7.56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6.3601" calcext:value-type="float">
            <text:p>6.36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6.2555" calcext:value-type="float">
            <text:p>6.255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6.2461" calcext:value-type="float">
            <text:p>6.246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7.5604" calcext:value-type="float">
            <text:p>7.56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6.3502" calcext:value-type="float">
            <text:p>6.35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6.2145" calcext:value-type="float">
            <text:p>6.21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6.2527" calcext:value-type="float">
            <text:p>6.25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7.6665" calcext:value-type="float">
            <text:p>7.66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6.2631" calcext:value-type="float">
            <text:p>6.26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6.2303" calcext:value-type="float">
            <text:p>6.23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6.2292" calcext:value-type="float">
            <text:p>6.22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7.5822" calcext:value-type="float">
            <text:p>7.58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6.4824" calcext:value-type="float">
            <text:p>6.4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6.2309" calcext:value-type="float">
            <text:p>6.23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6.2299" calcext:value-type="float">
            <text:p>6.22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7.5533" calcext:value-type="float">
            <text:p>7.55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6.2448" calcext:value-type="float">
            <text:p>6.24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6.0253" calcext:value-type="float">
            <text:p>6.02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6.0246" calcext:value-type="float">
            <text:p>6.02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7.5056" calcext:value-type="float">
            <text:p>7.5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6.2799" calcext:value-type="float">
            <text:p>6.27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6.0259" calcext:value-type="float">
            <text:p>6.0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6.0251" calcext:value-type="float">
            <text:p>6.02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7.6665" calcext:value-type="float">
            <text:p>7.66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6.2631" calcext:value-type="float">
            <text:p>6.26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6.2303" calcext:value-type="float">
            <text:p>6.23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6.2292" calcext:value-type="float">
            <text:p>6.22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7.5822" calcext:value-type="float">
            <text:p>7.58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6.4824" calcext:value-type="float">
            <text:p>6.4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6.2309" calcext:value-type="float">
            <text:p>6.23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6.2299" calcext:value-type="float">
            <text:p>6.22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7.5533" calcext:value-type="float">
            <text:p>7.55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6.2448" calcext:value-type="float">
            <text:p>6.24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6.0253" calcext:value-type="float">
            <text:p>6.02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6.0246" calcext:value-type="float">
            <text:p>6.02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7.5056" calcext:value-type="float">
            <text:p>7.5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6.2799" calcext:value-type="float">
            <text:p>6.27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6.0259" calcext:value-type="float">
            <text:p>6.0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6.0251" calcext:value-type="float">
            <text:p>6.025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2:03:30.415173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07:30.131681081</dc:date>
    <meta:generator>LibreOffice/4.2.4.2$Linux_X86_64 LibreOffice_project/420m0$Build-2</meta:generator>
    <meta:editing-duration>P0D</meta:editing-duration>
    <meta:editing-cycles>3</meta:editing-cycles>
    <meta:document-statistic meta:table-count="1" meta:cell-count="73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7cm" svg:height="9.005cm" xlink:href=".." xlink:type="simple" chart:class="chart:bar" chart:style-name="ch1">
        <chart:legend chart:legend-position="end" svg:x="16.231cm" svg:y="2.958cm" style:legend-expansion="high" chart:style-name="ch2"/>
        <chart:plot-area chart:style-name="ch3" table:cell-range-address="Sheet1.B246:Sheet1.G277" chart:data-source-has-labels="row" svg:x="0.84cm" svg:y="0.855cm" svg:width="14.611cm" svg:height="7.55cm">
          <chartooo:coordinate-region svg:x="1.461cm" svg:y="1.054cm" svg:width="13.9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2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32.10645">
                <text:p>32.10645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47">
                <text:p>30.4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175">
                <text:p>30.46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155">
                <text:p>30.46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55">
                <text:p>29.6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255">
                <text:p>29.64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235">
                <text:p>29.64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375">
                <text:p>28.9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415">
                <text:p>29.53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395">
                <text:p>29.53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015">
                <text:p>28.18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386">
                <text:p>29.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384">
                <text:p>29.4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585">
                <text:p>25.61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64">
                <text:p>25.6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62">
                <text:p>25.6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665">
                <text:p>24.79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72">
                <text:p>24.7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7">
                <text:p>24.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545">
                <text:p>24.88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888">
                <text:p>24.8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886">
                <text:p>24.8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625">
                <text:p>24.06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696">
                <text:p>24.0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694">
                <text:p>24.0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545">
                <text:p>24.88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888">
                <text:p>24.8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886">
                <text:p>24.8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625">
                <text:p>24.06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696">
                <text:p>24.0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694">
                <text:p>24.0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8cm" svg:height="9.006cm" xlink:href=".." xlink:type="simple" chart:class="chart:bar" chart:style-name="ch1">
        <chart:legend chart:legend-position="end" svg:x="16.204cm" svg:y="2.959cm" style:legend-expansion="high" chart:style-name="ch2"/>
        <chart:plot-area chart:style-name="ch3" table:cell-range-address="Sheet1.B278:Sheet1.G330" chart:data-source-has-labels="row" svg:x="0.839cm" svg:y="0.855cm" svg:width="14.587cm" svg:height="7.551cm">
          <chartooo:coordinate-region svg:x="1.46cm" svg:y="1.055cm" svg:width="13.96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32.1094">
                <text:p>32.1094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089">
                <text:p>32.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74">
                <text:p>30.4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46">
                <text:p>30.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82">
                <text:p>29.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378">
                <text:p>29.6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54">
                <text:p>29.6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63">
                <text:p>28.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59">
                <text:p>28.9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69">
                <text:p>29.5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27">
                <text:p>28.1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23">
                <text:p>28.1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413">
                <text:p>29.4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85">
                <text:p>25.6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83">
                <text:p>25.6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181">
                <text:p>25.6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93">
                <text:p>24.7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7988">
                <text:p>24.7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98">
                <text:p>24.7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91">
                <text:p>24.7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89">
                <text:p>24.7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71cm" svg:height="9.006cm" xlink:href=".." xlink:type="simple" chart:class="chart:bar" chart:style-name="ch1">
        <chart:legend chart:legend-position="end" svg:x="15.708cm" svg:y="2.71cm" style:legend-expansion="high" chart:style-name="ch2"/>
        <chart:plot-area chart:style-name="ch3" table:cell-range-address="Sheet1.B331:Sheet1.H404" chart:data-source-has-labels="row" svg:x="0.843cm" svg:y="0.855cm" svg:width="14.079cm" svg:height="7.551cm">
          <chartooo:coordinate-region svg:x="1.464cm" svg:y="1.055cm" svg:width="13.45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series chart:style-name="ch13" chart:values-cell-range-address="Sheet1.H332:Sheet1.H404" chart:label-cell-address="Sheet1.H331:Sheet1.H331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4 CU Cycles (5k)</text:p>
                <draw:g>
                  <svg:desc>Sheet1.G331:Sheet1.G331</svg:desc>
                </draw:g>
              </table:table-cell>
              <table:table-cell office:value-type="string">
                <text:p>8 CU Cycles (5k)</text:p>
                <draw:g>
                  <svg:desc>Sheet1.H331:Sheet1.H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32.1196">
                <text:p>32.1196</text:p>
                <draw:g>
                  <svg:desc>Sheet1.G332:Sheet1.G404</svg:desc>
                </draw:g>
              </table:table-cell>
              <table:table-cell office:value-type="float" office:value="17.919">
                <text:p>17.919</text:p>
                <draw:g>
                  <svg:desc>Sheet1.H332:Sheet1.H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158">
                <text:p>32.1158</text:p>
              </table:table-cell>
              <table:table-cell office:value-type="float" office:value="16.1654">
                <text:p>16.1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1148">
                <text:p>32.1148</text:p>
              </table:table-cell>
              <table:table-cell office:value-type="float" office:value="16.071">
                <text:p>16.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979">
                <text:p>30.979</text:p>
              </table:table-cell>
              <table:table-cell office:value-type="float" office:value="16.0662">
                <text:p>16.0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61">
                <text:p>30.461</text:p>
              </table:table-cell>
              <table:table-cell office:value-type="float" office:value="17.1818">
                <text:p>17.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0.462">
                <text:p>30.462</text:p>
              </table:table-cell>
              <table:table-cell office:value-type="float" office:value="15.4638">
                <text:p>15.4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5668">
                <text:p>30.5668</text:p>
              </table:table-cell>
              <table:table-cell office:value-type="float" office:value="15.3536">
                <text:p>15.3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98">
                <text:p>30.4698</text:p>
              </table:table-cell>
              <table:table-cell office:value-type="float" office:value="15.5354">
                <text:p>15.5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88">
                <text:p>30.4688</text:p>
              </table:table-cell>
              <table:table-cell office:value-type="float" office:value="17.3576">
                <text:p>17.3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0.468">
                <text:p>30.468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008">
                <text:p>30.008</text:p>
              </table:table-cell>
              <table:table-cell office:value-type="float" office:value="15.2468">
                <text:p>15.2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418">
                <text:p>29.6418</text:p>
              </table:table-cell>
              <table:table-cell office:value-type="float" office:value="15.2458">
                <text:p>15.2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9.6428">
                <text:p>29.642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564">
                <text:p>29.6564</text:p>
              </table:table-cell>
              <table:table-cell office:value-type="float" office:value="15.1094">
                <text:p>15.1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506">
                <text:p>29.6506</text:p>
              </table:table-cell>
              <table:table-cell office:value-type="float" office:value="14.9434">
                <text:p>14.9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96">
                <text:p>29.6496</text:p>
              </table:table-cell>
              <table:table-cell office:value-type="float" office:value="14.9396">
                <text:p>14.9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9.6488">
                <text:p>29.6488</text:p>
              </table:table-cell>
              <table:table-cell office:value-type="float" office:value="16.8242">
                <text:p>16.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144">
                <text:p>28.9144</text:p>
              </table:table-cell>
              <table:table-cell office:value-type="float" office:value="14.952">
                <text:p>14.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98">
                <text:p>28.9098</text:p>
              </table:table-cell>
              <table:table-cell office:value-type="float" office:value="14.8374">
                <text:p>14.8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.9116">
                <text:p>28.9116</text:p>
              </table:table-cell>
              <table:table-cell office:value-type="float" office:value="14.8362">
                <text:p>14.8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816">
                <text:p>29.816</text:p>
              </table:table-cell>
              <table:table-cell office:value-type="float" office:value="16.7064">
                <text:p>16.7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41">
                <text:p>29.541</text:p>
              </table:table-cell>
              <table:table-cell office:value-type="float" office:value="14.8014">
                <text:p>14.8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402">
                <text:p>29.5402</text:p>
              </table:table-cell>
              <table:table-cell office:value-type="float" office:value="14.4702">
                <text:p>14.4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9.5396">
                <text:p>29.5396</text:p>
              </table:table-cell>
              <table:table-cell office:value-type="float" office:value="14.4664">
                <text:p>14.4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906">
                <text:p>28.1906</text:p>
              </table:table-cell>
              <table:table-cell office:value-type="float" office:value="16.9142">
                <text:p>16.9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62">
                <text:p>28.1862</text:p>
              </table:table-cell>
              <table:table-cell office:value-type="float" office:value="15.0664">
                <text:p>15.0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.1878">
                <text:p>28.1878</text:p>
              </table:table-cell>
              <table:table-cell office:value-type="float" office:value="14.7834">
                <text:p>14.7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686">
                <text:p>29.6686</text:p>
              </table:table-cell>
              <table:table-cell office:value-type="float" office:value="14.7816">
                <text:p>14.7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54">
                <text:p>29.4454</text:p>
              </table:table-cell>
              <table:table-cell office:value-type="float" office:value="16.353">
                <text:p>16.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46">
                <text:p>29.4446</text:p>
              </table:table-cell>
              <table:table-cell office:value-type="float" office:value="14.3858">
                <text:p>14.3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9.444">
                <text:p>29.444</text:p>
              </table:table-cell>
              <table:table-cell office:value-type="float" office:value="14.1082">
                <text:p>14.1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396">
                <text:p>25.7396</text:p>
              </table:table-cell>
              <table:table-cell office:value-type="float" office:value="14.1046">
                <text:p>14.1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218">
                <text:p>25.6218</text:p>
              </table:table-cell>
              <table:table-cell office:value-type="float" office:value="16.8514">
                <text:p>16.8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.6214">
                <text:p>25.6214</text:p>
              </table:table-cell>
              <table:table-cell office:value-type="float" office:value="15.0186">
                <text:p>15.0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7434">
                <text:p>25.7434</text:p>
              </table:table-cell>
              <table:table-cell office:value-type="float" office:value="14.7356">
                <text:p>14.7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224">
                <text:p>25.6224</text:p>
              </table:table-cell>
              <table:table-cell office:value-type="float" office:value="14.7338">
                <text:p>14.7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212">
                <text:p>25.6212</text:p>
              </table:table-cell>
              <table:table-cell office:value-type="float" office:value="15.4748">
                <text:p>15.4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.6212">
                <text:p>25.6212</text:p>
              </table:table-cell>
              <table:table-cell office:value-type="float" office:value="13.1092">
                <text:p>13.1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9512">
                <text:p>24.9512</text:p>
              </table:table-cell>
              <table:table-cell office:value-type="float" office:value="13.0252">
                <text:p>13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026">
                <text:p>24.8026</text:p>
              </table:table-cell>
              <table:table-cell office:value-type="float" office:value="12.8504">
                <text:p>12.8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022">
                <text:p>24.8022</text:p>
              </table:table-cell>
              <table:table-cell office:value-type="float" office:value="15.3878">
                <text:p>15.3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9188">
                <text:p>24.9188</text:p>
              </table:table-cell>
              <table:table-cell office:value-type="float" office:value="13.1568">
                <text:p>13.1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032">
                <text:p>24.8032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02">
                <text:p>24.802</text:p>
              </table:table-cell>
              <table:table-cell office:value-type="float" office:value="12.9162">
                <text:p>12.9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802">
                <text:p>24.802</text:p>
              </table:table-cell>
              <table:table-cell office:value-type="float" office:value="15.1226">
                <text:p>15.1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03">
                <text:p>25.603</text:p>
              </table:table-cell>
              <table:table-cell office:value-type="float" office:value="12.7202">
                <text:p>12.7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914">
                <text:p>24.8914</text:p>
              </table:table-cell>
              <table:table-cell office:value-type="float" office:value="12.511">
                <text:p>12.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928">
                <text:p>24.8928</text:p>
              </table:table-cell>
              <table:table-cell office:value-type="float" office:value="12.4922">
                <text:p>12.4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382">
                <text:p>26.382</text:p>
              </table:table-cell>
              <table:table-cell office:value-type="float" office:value="15.1208">
                <text:p>15.1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744">
                <text:p>25.0744</text:p>
              </table:table-cell>
              <table:table-cell office:value-type="float" office:value="12.7004">
                <text:p>12.7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52">
                <text:p>24.8952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8948">
                <text:p>24.8948</text:p>
              </table:table-cell>
              <table:table-cell office:value-type="float" office:value="12.5054">
                <text:p>12.5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094">
                <text:p>24.7094</text:p>
              </table:table-cell>
              <table:table-cell office:value-type="float" office:value="15.333">
                <text:p>15.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722">
                <text:p>24.0722</text:p>
              </table:table-cell>
              <table:table-cell office:value-type="float" office:value="12.5262">
                <text:p>12.5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0736">
                <text:p>24.0736</text:p>
              </table:table-cell>
              <table:table-cell office:value-type="float" office:value="12.4606">
                <text:p>12.46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3">
                <text:p>25.613</text:p>
              </table:table-cell>
              <table:table-cell office:value-type="float" office:value="12.4584">
                <text:p>12.4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2408">
                <text:p>24.2408</text:p>
              </table:table-cell>
              <table:table-cell office:value-type="float" office:value="15.1644">
                <text:p>15.1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6">
                <text:p>24.076</text:p>
              </table:table-cell>
              <table:table-cell office:value-type="float" office:value="12.9648">
                <text:p>12.9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0756">
                <text:p>24.0756</text:p>
              </table:table-cell>
              <table:table-cell office:value-type="float" office:value="12.4618">
                <text:p>12.4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03">
                <text:p>25.603</text:p>
              </table:table-cell>
              <table:table-cell office:value-type="float" office:value="12.4598">
                <text:p>12.4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914">
                <text:p>24.8914</text:p>
              </table:table-cell>
              <table:table-cell office:value-type="float" office:value="15.1066">
                <text:p>15.1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928">
                <text:p>24.8928</text:p>
              </table:table-cell>
              <table:table-cell office:value-type="float" office:value="12.4896">
                <text:p>12.4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382">
                <text:p>26.382</text:p>
              </table:table-cell>
              <table:table-cell office:value-type="float" office:value="12.0506">
                <text:p>12.0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744">
                <text:p>25.0744</text:p>
              </table:table-cell>
              <table:table-cell office:value-type="float" office:value="12.0492">
                <text:p>12.0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52">
                <text:p>24.8952</text:p>
              </table:table-cell>
              <table:table-cell office:value-type="float" office:value="15.0112">
                <text:p>15.0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8948">
                <text:p>24.8948</text:p>
              </table:table-cell>
              <table:table-cell office:value-type="float" office:value="12.5598">
                <text:p>12.5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094">
                <text:p>24.7094</text:p>
              </table:table-cell>
              <table:table-cell office:value-type="float" office:value="12.0518">
                <text:p>12.0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722">
                <text:p>24.0722</text:p>
              </table:table-cell>
              <table:table-cell office:value-type="float" office:value="12.0502">
                <text:p>12.05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0736">
                <text:p>24.0736</text:p>
              </table:table-cell>
              <table:table-cell office:value-type="float" office:value="15.333">
                <text:p>15.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3">
                <text:p>25.613</text:p>
              </table:table-cell>
              <table:table-cell office:value-type="float" office:value="12.5262">
                <text:p>12.5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2408">
                <text:p>24.2408</text:p>
              </table:table-cell>
              <table:table-cell office:value-type="float" office:value="12.4606">
                <text:p>12.4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6">
                <text:p>24.076</text:p>
              </table:table-cell>
              <table:table-cell office:value-type="float" office:value="12.4584">
                <text:p>12.4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0756">
                <text:p>24.0756</text:p>
              </table:table-cell>
              <table:table-cell office:value-type="float" office:value="15.1644">
                <text:p>15.1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78cm" svg:height="9cm" xlink:href=".." xlink:type="simple" chart:class="chart:bar" chart:style-name="ch1">
        <chart:legend chart:legend-position="end" svg:x="16.502cm" svg:y="2.956cm" style:legend-expansion="high" chart:style-name="ch2"/>
        <chart:plot-area chart:style-name="ch3" table:cell-range-address="Sheet1.B405:Sheet1.G489" chart:data-source-has-labels="row" svg:x="0.845cm" svg:y="0.855cm" svg:width="14.867cm" svg:height="7.545cm">
          <chartooo:coordinate-region svg:x="1.466cm" svg:y="1.054cm" svg:width="14.246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0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8.9595">
                <text:p>8.9595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0827">
                <text:p>8.0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55">
                <text:p>8.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09">
                <text:p>8.5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7319">
                <text:p>7.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6768">
                <text:p>7.6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7677">
                <text:p>7.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95">
                <text:p>7.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234">
                <text:p>7.6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229">
                <text:p>7.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4717">
                <text:p>7.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121">
                <text:p>8.4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181">
                <text:p>7.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532">
                <text:p>8.3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007">
                <text:p>7.4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351">
                <text:p>7.2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2">
                <text:p>7.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17">
                <text:p>7.3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908">
                <text:p>7.3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765">
                <text:p>8.1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29">
                <text:p>7.1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0541">
                <text:p>7.0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523">
                <text:p>7.0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57">
                <text:p>8.4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093">
                <text:p>7.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678">
                <text:p>7.3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669">
                <text:p>7.3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546">
                <text:p>6.5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126">
                <text:p>6.5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52">
                <text:p>6.4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939">
                <text:p>7.6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784">
                <text:p>6.5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581">
                <text:p>6.4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613">
                <text:p>7.5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3601">
                <text:p>6.3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61">
                <text:p>6.2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604">
                <text:p>7.5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02">
                <text:p>6.3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145">
                <text:p>6.2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527">
                <text:p>6.2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36cm" svg:height="14.239cm" xlink:href=".." xlink:type="simple" chart:class="chart:bar" chart:style-name="ch1">
        <chart:legend chart:legend-position="end" svg:x="20.86cm" svg:y="5.575cm" style:legend-expansion="high" chart:style-name="ch2"/>
        <chart:plot-area chart:style-name="ch3" table:cell-range-address="Sheet1.R2:Sheet1.X241 Sheet1.S1:Sheet1.X1" chart:data-source-has-labels="both" svg:x="0.932cm" svg:y="1.271cm" svg:width="18.964cm" svg:height="11.703cm">
          <chartooo:coordinate-region svg:x="1.553cm" svg:y="1.47cm" svg:width="18.343cm" svg:height="10.458cm"/>
          <chart:axis chart:dimension="x" chart:name="primary-x" chart:style-name="ch4" chartooo:axis-type="text">
            <chart:title svg:x="9.285cm" svg:y="13.258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64.2129">
                <text:p>64.2129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0.9094">
                <text:p>60.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35">
                <text:p>60.9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.9231">
                <text:p>60.9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271">
                <text:p>59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851">
                <text:p>59.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2847">
                <text:p>59.2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8075">
                <text:p>57.8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0683">
                <text:p>59.0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0679">
                <text:p>59.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3603">
                <text:p>56.3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8772">
                <text:p>58.8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2317">
                <text:p>51.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.2328">
                <text:p>51.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2324">
                <text:p>51.2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933">
                <text:p>49.5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944">
                <text:p>49.5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94">
                <text:p>49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1094">
                <text:p>32.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089">
                <text:p>32.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74">
                <text:p>30.4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46">
                <text:p>30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82">
                <text:p>29.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378">
                <text:p>29.6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54">
                <text:p>29.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63">
                <text:p>28.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59">
                <text:p>28.9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69">
                <text:p>29.5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27">
                <text:p>28.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23">
                <text:p>28.1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413">
                <text:p>29.4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85">
                <text:p>25.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83">
                <text:p>25.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181">
                <text:p>25.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93">
                <text:p>24.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7988">
                <text:p>24.7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98">
                <text:p>24.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91">
                <text:p>24.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89">
                <text:p>24.7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598">
                <text:p>16.0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79">
                <text:p>16.0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74">
                <text:p>16.0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895">
                <text:p>15.4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2305">
                <text:p>15.2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349">
                <text:p>15.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344">
                <text:p>15.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34">
                <text:p>15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004">
                <text:p>15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09">
                <text:p>14.8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8214">
                <text:p>14.8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282">
                <text:p>14.8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253">
                <text:p>14.8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248">
                <text:p>14.8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244">
                <text:p>14.8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4572">
                <text:p>14.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549">
                <text:p>14.4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4558">
                <text:p>14.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705">
                <text:p>14.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701">
                <text:p>14.7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698">
                <text:p>14.7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0953">
                <text:p>14.0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0931">
                <text:p>14.0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0939">
                <text:p>14.0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43">
                <text:p>14.8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227">
                <text:p>14.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223">
                <text:p>14.7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22">
                <text:p>14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698">
                <text:p>12.8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8109">
                <text:p>12.8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8107">
                <text:p>12.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717">
                <text:p>12.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112">
                <text:p>12.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756">
                <text:p>12.4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013">
                <text:p>12.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011">
                <text:p>12.4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4594">
                <text:p>12.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4016">
                <text:p>12.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595">
                <text:p>8.9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0827">
                <text:p>8.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55">
                <text:p>8.0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09">
                <text:p>8.5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7319">
                <text:p>7.7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6768">
                <text:p>7.6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7677">
                <text:p>7.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95">
                <text:p>7.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234">
                <text:p>7.6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229">
                <text:p>7.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4717">
                <text:p>7.4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121">
                <text:p>8.4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181">
                <text:p>7.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532">
                <text:p>8.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007">
                <text:p>7.4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351">
                <text:p>7.2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2">
                <text:p>7.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17">
                <text:p>7.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908">
                <text:p>7.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765">
                <text:p>8.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29">
                <text:p>7.1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0541">
                <text:p>7.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523">
                <text:p>7.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57">
                <text:p>8.4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093">
                <text:p>7.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678">
                <text:p>7.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669">
                <text:p>7.3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546">
                <text:p>6.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126">
                <text:p>6.5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52">
                <text:p>6.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939">
                <text:p>7.6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784">
                <text:p>6.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581">
                <text:p>6.4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613">
                <text:p>7.5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3601">
                <text:p>6.3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61">
                <text:p>6.2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604">
                <text:p>7.5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02">
                <text:p>6.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145">
                <text:p>6.2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527">
                <text:p>6.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